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dde8cb" draw:textarea-horizontal-align="justify" draw:textarea-vertical-align="middle" draw:auto-grow-height="false" fo:min-height="23.15cm" fo:min-width="26.7cm"/>
    </style:style>
    <style:style style:name="gr2" style:family="graphic" style:parent-style-name="standard">
      <style:graphic-properties draw:stroke="none" svg:stroke-color="#000000" draw:fill="solid" draw:fill-color="#dde8cb" draw:auto-grow-height="true" draw:auto-grow-width="false" fo:max-height="0cm" fo:min-height="0.805cm"/>
      <style:paragraph-properties style:writing-mode="lr-tb"/>
    </style:style>
    <style:style style:name="gr3" style:family="graphic" style:parent-style-name="standard">
      <style:graphic-properties draw:stroke="none" draw:fill="solid" draw:fill-color="#ffffd7" draw:textarea-horizontal-align="justify" draw:textarea-vertical-align="middle" draw:auto-grow-height="false" fo:min-height="22.15cm" fo:min-width="31.1cm"/>
    </style:style>
    <style:style style:name="gr4" style:family="graphic" style:parent-style-name="standard">
      <style:graphic-properties draw:stroke="none" svg:stroke-color="#000000" draw:fill="solid" draw:fill-color="#ffffd7" draw:auto-grow-height="true" draw:auto-grow-width="false" fo:max-height="0cm" fo:min-height="0.898cm"/>
      <style:paragraph-properties style:writing-mode="lr-tb"/>
    </style:style>
    <style:style style:name="gr5" style:family="graphic" style:parent-style-name="standard">
      <style:graphic-properties draw:stroke="none" draw:fill="solid" draw:fill-color="#dee6ef" draw:textarea-horizontal-align="justify" draw:textarea-vertical-align="middle" draw:auto-grow-height="false" fo:min-height="8.55cm" fo:min-width="19.3cm"/>
    </style:style>
    <style:style style:name="gr6" style:family="graphic" style:parent-style-name="standard">
      <style:graphic-properties draw:stroke="none" svg:stroke-color="#000000" draw:fill="solid" draw:fill-color="#dee6ef" draw:auto-grow-height="true" draw:auto-grow-width="false" fo:max-height="0cm" fo:min-height="0.805cm"/>
      <style:paragraph-properties style:writing-mode="lr-tb"/>
    </style:style>
    <style:style style:name="gr7" style:family="graphic" style:parent-style-name="standard">
      <style:graphic-properties draw:fill="solid" draw:fill-color="#bf819e" draw:textarea-horizontal-align="justify" draw:textarea-vertical-align="middle" draw:auto-grow-height="false" fo:min-height="1.518cm" fo:min-width="5.901cm"/>
      <style:paragraph-properties style:writing-mode="lr-tb"/>
    </style:style>
    <style:style style:name="gr8" style:family="graphic" style:parent-style-name="standard">
      <style:graphic-properties draw:fill="solid" draw:fill-color="#dee6ef" draw:textarea-horizontal-align="justify" draw:textarea-vertical-align="middle" draw:auto-grow-height="false" fo:min-height="1.75cm" fo:min-width="4.3cm"/>
      <style:paragraph-properties style:writing-mode="lr-tb"/>
    </style:style>
    <style:style style:name="gr9" style:family="graphic" style:parent-style-name="objectwithoutfill">
      <style:graphic-properties draw:marker-end="Arrow" draw:marker-end-width="0.3cm" draw:fill="none"/>
    </style:style>
    <style:style style:name="gr10" style:family="graphic" style:parent-style-name="standard">
      <style:graphic-properties draw:fill="none" draw:textarea-horizontal-align="justify" draw:textarea-vertical-align="middle" draw:auto-grow-height="false" fo:min-height="1.518cm" fo:min-width="5.901cm"/>
      <style:paragraph-properties style:writing-mode="lr-tb"/>
    </style:style>
    <style:style style:name="gr11" style:family="graphic" style:parent-style-name="standard">
      <style:graphic-properties draw:fill="solid" draw:fill-color="#dee6ef" draw:textarea-horizontal-align="justify" draw:textarea-vertical-align="middle" draw:auto-grow-height="false" fo:min-height="1.55cm" fo:min-width="3.7cm"/>
      <style:paragraph-properties style:writing-mode="lr-tb"/>
    </style:style>
    <style:style style:name="gr12" style:family="graphic" style:parent-style-name="standard">
      <style:graphic-properties svg:stroke-color="#999999" draw:fill="none" draw:textarea-horizontal-align="justify" draw:textarea-vertical-align="middle" draw:auto-grow-height="false" fo:min-height="1.55cm" fo:min-width="5.449cm" fo:wrap-option="no-wrap"/>
      <style:paragraph-properties style:writing-mode="lr-tb"/>
    </style:style>
    <style:style style:name="gr13" style:family="graphic" style:parent-style-name="standard">
      <style:graphic-properties svg:stroke-color="#999999" draw:fill="none" draw:textarea-horizontal-align="justify" draw:textarea-vertical-align="middle" draw:auto-grow-height="false" fo:min-height="1.95cm" fo:min-width="4.3cm" fo:wrap-option="no-wrap"/>
      <style:paragraph-properties style:writing-mode="lr-tb"/>
    </style:style>
    <style:style style:name="gr14" style:family="graphic" style:parent-style-name="standard">
      <style:graphic-properties draw:fill="solid" draw:fill-color="#ffffd7" draw:textarea-horizontal-align="justify" draw:textarea-vertical-align="middle" draw:auto-grow-height="false" fo:min-height="1.95cm" fo:min-width="5.9cm"/>
      <style:paragraph-properties style:writing-mode="lr-tb"/>
    </style:style>
    <style:style style:name="gr15" style:family="graphic" style:parent-style-name="standard">
      <style:graphic-properties draw:fill="none" draw:textarea-horizontal-align="justify" draw:textarea-vertical-align="middle" draw:auto-grow-height="false" fo:min-height="1.75cm" fo:min-width="7.5cm"/>
      <style:paragraph-properties style:writing-mode="lr-tb"/>
    </style:style>
    <style:style style:name="gr16" style:family="graphic" style:parent-style-name="standard" style:list-style-name="L1">
      <style:graphic-properties draw:fill="none" draw:textarea-horizontal-align="justify" draw:textarea-vertical-align="middle" draw:auto-grow-height="false" fo:min-height="1.55cm" fo:min-width="5.249cm" fo:wrap-option="no-wrap"/>
      <style:paragraph-properties style:writing-mode="lr-tb"/>
    </style:style>
    <style:style style:name="gr17" style:family="graphic" style:parent-style-name="standard">
      <style:graphic-properties draw:fill="none" draw:textarea-horizontal-align="justify" draw:textarea-vertical-align="middle" draw:auto-grow-height="false" fo:min-height="1.55cm" fo:min-width="5.649cm" fo:wrap-option="no-wrap"/>
      <style:paragraph-properties style:writing-mode="lr-tb"/>
    </style:style>
    <style:style style:name="gr18" style:family="graphic" style:parent-style-name="standard">
      <style:graphic-properties draw:fill="none" draw:textarea-horizontal-align="justify" draw:textarea-vertical-align="middle" draw:auto-grow-height="false" fo:min-height="1.55cm" fo:min-width="3.1cm"/>
      <style:paragraph-properties style:writing-mode="lr-tb"/>
    </style:style>
    <style:style style:name="gr19" style:family="graphic" style:parent-style-name="standard">
      <style:graphic-properties draw:fill="none" draw:textarea-horizontal-align="justify" draw:textarea-vertical-align="middle" draw:auto-grow-height="false" fo:min-height="1.15cm" fo:min-width="5.449cm" fo:wrap-option="no-wrap"/>
      <style:paragraph-properties style:writing-mode="lr-tb"/>
    </style:style>
    <style:style style:name="gr20" style:family="graphic" style:parent-style-name="standard">
      <style:graphic-properties draw:fill="none" draw:textarea-horizontal-align="justify" draw:textarea-vertical-align="middle" draw:auto-grow-height="false" fo:min-height="1.95cm" fo:min-width="10.7cm"/>
      <style:paragraph-properties style:writing-mode="lr-tb"/>
    </style:style>
    <style:style style:name="gr21" style:family="graphic" style:parent-style-name="standard" style:list-style-name="L1">
      <style:graphic-properties draw:fill="none" draw:textarea-horizontal-align="justify" draw:textarea-vertical-align="middle" draw:auto-grow-height="false" fo:min-height="1.05cm" fo:min-width="2.4cm"/>
      <style:paragraph-properties style:writing-mode="lr-tb"/>
    </style:style>
    <style:style style:name="gr22" style:family="graphic" style:parent-style-name="standard">
      <style:graphic-properties svg:stroke-opacity="100%" draw:fill="none" draw:fill-color="#e8f2a1" draw:textarea-horizontal-align="justify" draw:textarea-vertical-align="middle" draw:auto-grow-height="false" fo:min-height="1.149cm" fo:min-width="8.499cm"/>
      <style:paragraph-properties style:writing-mode="lr-tb"/>
    </style:style>
    <style:style style:name="gr23" style:family="graphic" style:parent-style-name="standard">
      <style:graphic-properties draw:fill="none" draw:fill-color="#e8f2a1" draw:textarea-horizontal-align="justify" draw:textarea-vertical-align="middle" draw:auto-grow-height="false" fo:min-height="1.05cm" fo:min-width="3cm"/>
      <style:paragraph-properties style:writing-mode="lr-tb"/>
    </style:style>
    <style:style style:name="gr24" style:family="graphic" style:parent-style-name="standard">
      <style:graphic-properties svg:stroke-opacity="100%" draw:fill="none" draw:fill-color="#e8f2a1" draw:textarea-horizontal-align="justify" draw:textarea-vertical-align="middle" draw:auto-grow-height="false" fo:min-height="0.75cm" fo:min-width="3.099cm"/>
      <style:paragraph-properties style:writing-mode="lr-tb"/>
    </style:style>
    <style:style style:name="gr25" style:family="graphic" style:parent-style-name="objectwithoutfill">
      <style:graphic-properties draw:marker-end="Arrow" draw:marker-end-width="0.3cm" draw:fill="solid"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7" style:family="graphic" style:parent-style-name="standard">
      <style:graphic-properties svg:stroke-opacity="100%" draw:fill="none" draw:fill-color="#e8f2a1" draw:textarea-horizontal-align="justify" draw:textarea-vertical-align="middle" draw:auto-grow-height="false" fo:min-height="1.749cm" fo:min-width="10.7cm"/>
      <style:paragraph-properties style:writing-mode="lr-tb"/>
    </style:style>
    <style:style style:name="gr28" style:family="graphic" style:parent-style-name="standard">
      <style:graphic-properties svg:stroke-opacity="100%" draw:fill="none" draw:fill-color="#e8f2a1" draw:textarea-horizontal-align="justify" draw:textarea-vertical-align="middle" draw:auto-grow-height="false" fo:min-height="1.15cm" fo:min-width="8.5cm"/>
      <style:paragraph-properties style:writing-mode="lr-tb"/>
    </style:style>
    <style:style style:name="gr29" style:family="graphic" style:parent-style-name="standard">
      <style:graphic-properties svg:stroke-opacity="100%" draw:fill="none" draw:fill-color="#e8f2a1" draw:textarea-horizontal-align="justify" draw:textarea-vertical-align="middle" draw:auto-grow-height="false" fo:min-height="4.75cm" fo:min-width="13.3cm"/>
      <style:paragraph-properties style:writing-mode="lr-tb"/>
    </style:style>
    <style:style style:name="gr30" style:family="graphic" style:parent-style-name="standard">
      <style:graphic-properties draw:fill="none" draw:textarea-horizontal-align="justify" draw:textarea-vertical-align="middle" draw:auto-grow-height="false" fo:min-height="2.25cm" fo:min-width="8.1cm"/>
      <style:paragraph-properties style:writing-mode="lr-tb"/>
    </style:style>
    <style:style style:name="gr31" style:family="graphic" style:parent-style-name="standard">
      <style:graphic-properties svg:stroke-color="#999999" draw:fill="none" draw:textarea-horizontal-align="justify" draw:textarea-vertical-align="middle" draw:auto-grow-height="false" fo:min-height="0.95cm" fo:min-width="6.649cm" fo:wrap-option="no-wrap"/>
      <style:paragraph-properties style:writing-mode="lr-tb"/>
    </style:style>
    <style:style style:name="gr32" style:family="graphic" style:parent-style-name="standard" style:list-style-name="L1">
      <style:graphic-properties svg:stroke-color="#999999" draw:fill="none" draw:textarea-horizontal-align="justify" draw:textarea-vertical-align="middle" draw:auto-grow-height="false" fo:min-height="2.749cm" fo:min-width="6.249cm" fo:wrap-option="wrap"/>
      <style:paragraph-properties style:writing-mode="lr-tb"/>
    </style:style>
    <style:style style:name="gr33" style:family="graphic" style:parent-style-name="standard">
      <style:graphic-properties draw:fill="none" draw:textarea-horizontal-align="justify" draw:textarea-vertical-align="middle" draw:auto-grow-height="false" fo:min-height="0.75cm" fo:min-width="1cm"/>
      <style:paragraph-properties style:writing-mode="lr-tb"/>
    </style:style>
    <style:style style:name="gr34" style:family="graphic" style:parent-style-name="standard">
      <style:graphic-properties draw:fill="none" draw:textarea-horizontal-align="justify" draw:textarea-vertical-align="middle" draw:auto-grow-height="false" fo:min-height="3.35cm" fo:min-width="5.3cm"/>
      <style:paragraph-properties style:writing-mode="lr-tb"/>
    </style:style>
    <style:style style:name="gr35" style:family="graphic" style:parent-style-name="standard" style:list-style-name="L1">
      <style:graphic-properties svg:stroke-color="#999999" draw:fill="none" draw:textarea-horizontal-align="justify" draw:textarea-vertical-align="middle" draw:auto-grow-height="false" fo:min-height="1.35cm" fo:min-width="4.649cm" fo:wrap-option="no-wrap"/>
      <style:paragraph-properties style:writing-mode="lr-tb"/>
    </style:style>
    <style:style style:name="gr36" style:family="graphic" style:parent-style-name="standard">
      <style:graphic-properties draw:fill="solid" draw:fill-color="#bf819e" draw:textarea-horizontal-align="justify" draw:textarea-vertical-align="middle" draw:auto-grow-height="false" fo:min-height="1.674cm" fo:min-width="3.901cm"/>
      <style:paragraph-properties style:writing-mode="lr-tb"/>
    </style:style>
    <style:style style:name="gr37" style:family="graphic" style:parent-style-name="standard" style:list-style-name="L1">
      <style:graphic-properties draw:fill="none" draw:textarea-horizontal-align="justify" draw:textarea-vertical-align="middle" draw:auto-grow-height="false" fo:min-height="1.619cm" fo:min-width="4.839cm"/>
      <style:paragraph-properties style:writing-mode="lr-tb"/>
    </style:style>
    <style:style style:name="gr38" style:family="graphic" style:parent-style-name="standard">
      <style:graphic-properties svg:stroke-color="#999999" draw:fill="none" draw:textarea-horizontal-align="justify" draw:textarea-vertical-align="middle" draw:auto-grow-height="false" fo:min-height="2.749cm" fo:min-width="5.15cm" fo:wrap-option="no-wrap"/>
      <style:paragraph-properties style:writing-mode="lr-tb"/>
    </style:style>
    <style:style style:name="gr39" style:family="graphic" style:parent-style-name="standard">
      <style:graphic-properties draw:fill="solid" draw:fill-color="#bf819e" draw:textarea-horizontal-align="justify" draw:textarea-vertical-align="middle" draw:auto-grow-height="false" fo:min-height="2.29cm" fo:min-width="10.684cm"/>
      <style:paragraph-properties style:writing-mode="lr-tb"/>
    </style:style>
    <style:style style:name="gr40" style:family="graphic" style:parent-style-name="standard">
      <style:graphic-properties draw:fill="none" draw:textarea-horizontal-align="justify" draw:textarea-vertical-align="top" draw:auto-grow-height="false" fo:min-height="7.55cm" fo:min-width="6.7cm"/>
      <style:paragraph-properties style:writing-mode="lr-tb"/>
    </style:style>
    <style:style style:name="gr41" style:family="graphic" style:parent-style-name="standard">
      <style:graphic-properties draw:fill="solid" draw:fill-color="#dee6ef" draw:textarea-horizontal-align="justify" draw:textarea-vertical-align="middle" draw:auto-grow-height="false" fo:min-height="1.55cm" fo:min-width="5.9cm"/>
      <style:paragraph-properties style:writing-mode="lr-tb"/>
    </style:style>
    <style:style style:name="gr42" style:family="graphic" style:parent-style-name="standard">
      <style:graphic-properties draw:fill="solid" draw:fill-color="#ffffd7" draw:textarea-horizontal-align="justify" draw:textarea-vertical-align="middle" draw:auto-grow-height="false" fo:min-height="1.95cm" fo:min-width="2.7cm"/>
      <style:paragraph-properties style:writing-mode="lr-tb"/>
    </style:style>
    <style:style style:name="gr43" style:family="graphic" style:parent-style-name="standard">
      <style:graphic-properties draw:fill="solid" draw:fill-color="#dde8cb" draw:textarea-horizontal-align="justify" draw:textarea-vertical-align="middle" draw:auto-grow-height="false" fo:min-height="1.95cm" fo:min-width="2.7cm"/>
      <style:paragraph-properties style:writing-mode="lr-tb"/>
    </style:style>
    <style:style style:name="gr44" style:family="graphic" style:parent-style-name="standard">
      <style:graphic-properties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46" style:family="graphic">
      <style:graphic-properties style:protect="size"/>
    </style:style>
    <style:style style:name="gr47"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48"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5.965cm" fo:min-width="6.467cm" fo:padding-top="0.142cm" fo:padding-bottom="0.142cm" fo:padding-left="0.267cm" fo:padding-right="0.267cm"/>
      <style:paragraph-properties style:writing-mode="lr-tb"/>
    </style:style>
    <style:style style:name="gr49" style:family="graphic" style:parent-style-name="standard">
      <style:graphic-properties draw:stroke="solid" svg:stroke-width="0.035cm" draw:marker-start-width="0.252cm" draw:marker-end-width="0.252cm" draw:fill="none" draw:textarea-horizontal-align="justify" draw:textarea-vertical-align="middle" draw:auto-grow-height="false" fo:min-height="8.117cm" fo:min-width="6.036cm" fo:padding-top="0.142cm" fo:padding-bottom="0.142cm" fo:padding-left="0.267cm" fo:padding-right="0.267cm"/>
      <style:paragraph-properties style:writing-mode="lr-tb"/>
    </style:style>
    <style:style style:name="gr50" style:family="graphic" style:parent-style-name="standard">
      <style:graphic-properties draw:stroke="solid" svg:stroke-width="0.035cm" draw:marker-start-width="0.252cm" draw:marker-end-width="0.252cm" draw:fill="none" draw:textarea-horizontal-align="justify" draw:textarea-vertical-align="middle" draw:auto-grow-height="false" fo:min-height="2.917cm" fo:min-width="7.921cm" fo:padding-top="0.142cm" fo:padding-bottom="0.142cm" fo:padding-left="0.267cm" fo:padding-right="0.267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3" style:family="graphic" style:parent-style-name="standard">
      <style:graphic-properties draw:stroke="solid" svg:stroke-width="0.035cm" draw:marker-start-width="0.252cm" draw:marker-end-width="0.252cm" draw:fill="none" draw:textarea-horizontal-align="justify" draw:textarea-vertical-align="middle" draw:auto-grow-height="false" fo:min-height="3.117cm" fo:min-width="4.942cm" fo:padding-top="0.142cm" fo:padding-bottom="0.142cm" fo:padding-left="0.267cm" fo:padding-right="0.267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55"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4.09cm" fo:padding-top="0.142cm" fo:padding-bottom="0.142cm" fo:padding-left="0.267cm" fo:padding-right="0.267cm"/>
      <style:paragraph-properties style:writing-mode="lr-tb"/>
    </style:style>
    <style:style style:name="gr5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57"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7.468cm" fo:padding-top="0.142cm" fo:padding-bottom="0.142cm" fo:padding-left="0.267cm" fo:padding-right="0.267cm"/>
      <style:paragraph-properties style:writing-mode="lr-tb"/>
    </style:style>
    <style:style style:name="gr58" style:family="graphic" style:parent-style-name="standard">
      <style:graphic-properties draw:stroke="solid" svg:stroke-width="0.035cm" draw:marker-start-width="0.252cm" draw:marker-end-width="0.252cm" draw:fill="none" draw:textarea-horizontal-align="justify" draw:textarea-vertical-align="middle" draw:auto-grow-height="false" fo:min-height="1.916cm" fo:min-width="5.672cm" fo:padding-top="0.142cm" fo:padding-bottom="0.142cm" fo:padding-left="0.267cm" fo:padding-right="0.267cm"/>
      <style:paragraph-properties style:writing-mode="lr-tb"/>
    </style:style>
    <style:style style:name="gr59" style:family="graphic" style:parent-style-name="standard">
      <style:graphic-properties draw:stroke="solid" svg:stroke-width="0.035cm" draw:marker-start-width="0.252cm" draw:marker-end-width="0.252cm" draw:fill="none" draw:textarea-horizontal-align="justify" draw:textarea-vertical-align="middle" draw:auto-grow-height="false" fo:min-height="2.316cm" fo:min-width="6.158cm" fo:padding-top="0.142cm" fo:padding-bottom="0.142cm" fo:padding-left="0.267cm" fo:padding-right="0.267cm"/>
      <style:paragraph-properties style:writing-mode="lr-tb"/>
    </style:style>
    <style:style style:name="gr60"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0.998cm" fo:min-width="3.867cm" fo:padding-top="0.142cm" fo:padding-bottom="0.142cm" fo:padding-left="0.267cm" fo:padding-right="0.267cm"/>
      <style:paragraph-properties style:writing-mode="lr-tb"/>
    </style:style>
    <style:style style:name="gr61" style:family="graphic" style:parent-style-name="standard">
      <style:graphic-properties draw:stroke="solid" svg:stroke-width="0.035cm" draw:marker-start-width="0.252cm" draw:marker-end-width="0.252cm" draw:fill="none" draw:textarea-horizontal-align="justify" draw:textarea-vertical-align="middle" draw:auto-grow-height="false" fo:min-height="4.016cm" fo:min-width="5.55cm" fo:padding-top="0.142cm" fo:padding-bottom="0.142cm" fo:padding-left="0.267cm" fo:padding-right="0.267cm"/>
      <style:paragraph-properties style:writing-mode="lr-tb"/>
    </style:style>
    <style:style style:name="gr62"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266cm" fo:padding-top="0.142cm" fo:padding-bottom="0.142cm" fo:padding-left="0.267cm" fo:padding-right="0.267cm"/>
      <style:paragraph-properties style:writing-mode="lr-tb"/>
    </style:style>
    <style:style style:name="gr63"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2.116cm" fo:min-width="12.266cm" fo:padding-top="0.142cm" fo:padding-bottom="0.142cm" fo:padding-left="0.267cm" fo:padding-right="0.267cm"/>
      <style:paragraph-properties style:writing-mode="lr-tb"/>
    </style:style>
    <style:style style:name="gr64" style:family="graphic" style:parent-style-name="standard">
      <style:graphic-properties svg:stroke-width="0.035cm" draw:marker-start-width="0.252cm" draw:marker-end-width="0.252cm" draw:fill="solid" draw:fill-color="#e0c2cd" draw:textarea-horizontal-align="justify" draw:textarea-vertical-align="middle" draw:auto-grow-height="false" fo:min-height="1.64cm" fo:min-width="6.467cm" fo:padding-top="0.142cm" fo:padding-bottom="0.142cm" fo:padding-left="0.267cm" fo:padding-right="0.267cm"/>
      <style:paragraph-properties style:writing-mode="lr-tb"/>
    </style:style>
    <style:style style:name="gr65" style:family="graphic" style:parent-style-name="standard">
      <style:graphic-properties draw:stroke="solid" svg:stroke-width="0.035cm" draw:marker-start-width="0.252cm" draw:marker-end-width="0.252cm" draw:fill="solid" draw:fill-color="#ffd7d7" draw:textarea-horizontal-align="justify" draw:textarea-vertical-align="middle" draw:auto-grow-height="false" fo:min-height="2.316cm" fo:min-width="5.55cm" fo:padding-top="0.142cm" fo:padding-bottom="0.142cm" fo:padding-left="0.267cm" fo:padding-right="0.267cm"/>
      <style:paragraph-properties style:writing-mode="lr-tb"/>
    </style:style>
    <style:style style:name="gr66" style:family="graphic" style:parent-style-name="standard">
      <style:graphic-properties svg:stroke-width="0.035cm" draw:marker-start-width="0.252cm" draw:marker-end-width="0.252cm" draw:fill="none" draw:textarea-horizontal-align="justify" draw:textarea-vertical-align="middle" draw:auto-grow-height="false" fo:min-height="3.186cm" fo:min-width="8.594cm" fo:padding-top="0.142cm" fo:padding-bottom="0.142cm" fo:padding-left="0.267cm" fo:padding-right="0.267cm"/>
      <style:paragraph-properties style:writing-mode="lr-tb"/>
    </style:style>
    <style:style style:name="gr67"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68" style:family="graphic" style:parent-style-name="standard" style:list-style-name="L1">
      <style:graphic-properties draw:fill="none" draw:textarea-horizontal-align="justify" draw:textarea-vertical-align="middle" draw:auto-grow-height="false" fo:min-height="1.349cm" fo:min-width="7.449cm" fo:wrap-option="no-wrap"/>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70" style:family="graphic" style:parent-style-name="standard">
      <style:graphic-properties draw:fill="none" draw:textarea-horizontal-align="justify" draw:textarea-vertical-align="middle" draw:auto-grow-height="false" fo:min-height="1.679cm" fo:min-width="6.701cm"/>
      <style:paragraph-properties style:writing-mode="lr-tb"/>
    </style:style>
    <style:style style:name="gr71"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5.184cm" fo:padding-top="0.142cm" fo:padding-bottom="0.142cm" fo:padding-left="0.267cm" fo:padding-right="0.267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73" style:family="graphic" style:parent-style-name="standard">
      <style:graphic-properties draw:stroke="solid" svg:stroke-width="0.035cm" draw:marker-start-width="0.252cm" draw:marker-end-width="0.252cm" draw:fill="none" draw:textarea-horizontal-align="justify" draw:textarea-vertical-align="middle" draw:auto-grow-height="false" fo:min-height="4.317cm" fo:min-width="4.212cm" fo:padding-top="0.142cm" fo:padding-bottom="0.142cm" fo:padding-left="0.267cm" fo:padding-right="0.267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7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2.116cm" fo:min-width="8.866cm" fo:padding-top="0.142cm" fo:padding-bottom="0.142cm" fo:padding-left="0.267cm" fo:padding-right="0.267cm"/>
      <style:paragraph-properties style:writing-mode="lr-tb"/>
    </style:style>
    <style:style style:name="gr77" style:family="graphic" style:parent-style-name="standard">
      <style:graphic-properties svg:stroke-width="0.035cm" svg:stroke-color="#a7074b" draw:marker-start-width="0.252cm" draw:marker-end-width="0.252cm" draw:fill="solid" draw:fill-color="#ffffd7" draw:textarea-horizontal-align="justify" draw:textarea-vertical-align="middle" draw:auto-grow-height="false" fo:min-height="2.116cm" fo:min-width="6.466cm" fo:padding-top="0.142cm" fo:padding-bottom="0.142cm" fo:padding-left="0.267cm" fo:padding-right="0.267cm"/>
      <style:paragraph-properties style:writing-mode="lr-tb"/>
    </style:style>
    <style:style style:name="gr78" style:family="graphic" style:parent-style-name="standard">
      <style:graphic-properties svg:stroke-width="0.035cm" svg:stroke-color="#a7074b" draw:marker-start-width="0.252cm" draw:marker-end-width="0.252cm" draw:fill="solid" draw:fill-color="#dee6ef" draw:textarea-horizontal-align="justify" draw:textarea-vertical-align="middle" draw:auto-grow-height="false" fo:min-height="8.848cm" fo:min-width="7.467cm" fo:padding-top="0.142cm" fo:padding-bottom="0.142cm" fo:padding-left="0.267cm" fo:padding-right="0.267cm"/>
      <style:paragraph-properties style:writing-mode="lr-tb"/>
    </style:style>
    <style:style style:name="gr79" style:family="graphic" style:parent-style-name="standard">
      <style:graphic-properties draw:stroke="solid" svg:stroke-width="0.035cm" svg:stroke-color="#a7074b" draw:marker-start-width="0.252cm" draw:marker-end-width="0.252cm" draw:fill="none" draw:textarea-horizontal-align="justify" draw:textarea-vertical-align="middle" draw:auto-grow-height="false" fo:min-height="10.117cm" fo:min-width="6.036cm" fo:padding-top="0.142cm" fo:padding-bottom="0.142cm" fo:padding-left="0.267cm" fo:padding-right="0.267cm"/>
      <style:paragraph-properties style:writing-mode="lr-tb"/>
    </style:style>
    <style:style style:name="gr80" style:family="graphic" style:parent-style-name="objectwithoutfill">
      <style:graphic-properties svg:stroke-color="#a7074b" draw:marker-end="Arrow" draw:marker-end-width="0.3cm" draw:fill="solid" draw:textarea-vertical-align="middle"/>
    </style:style>
    <style:style style:name="gr81"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4.316cm" fo:min-width="8.866cm" fo:padding-top="0.142cm" fo:padding-bottom="0.142cm" fo:padding-left="0.267cm" fo:padding-right="0.267cm"/>
      <style:paragraph-properties style:writing-mode="lr-tb"/>
    </style:style>
    <style:style style:name="gr82"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1.718cm" fo:min-width="7.044cm" fo:padding-top="0.142cm" fo:padding-bottom="0.142cm" fo:padding-left="0.267cm" fo:padding-right="0.267cm"/>
      <style:paragraph-properties style:writing-mode="lr-tb"/>
    </style:style>
    <style:style style:name="gr83" style:family="graphic" style:parent-style-name="standard">
      <style:graphic-properties draw:stroke="solid" svg:stroke-width="0.035cm" draw:marker-start-width="0.252cm" draw:marker-end-width="0.252cm" draw:fill="none" draw:textarea-horizontal-align="justify" draw:textarea-vertical-align="middle" draw:auto-grow-height="false" fo:min-height="3.517cm" fo:min-width="4.212cm" fo:padding-top="0.142cm" fo:padding-bottom="0.142cm" fo:padding-left="0.267cm" fo:padding-right="0.267cm"/>
      <style:paragraph-properties style:writing-mode="lr-tb"/>
    </style:style>
    <style:style style:name="gr84"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516cm" fo:min-width="6.066cm" fo:padding-top="0.142cm" fo:padding-bottom="0.142cm" fo:padding-left="0.267cm" fo:padding-right="0.267cm"/>
      <style:paragraph-properties style:writing-mode="lr-tb"/>
    </style:style>
    <style:style style:name="gr85" style:family="graphic" style:parent-style-name="standard">
      <style:graphic-properties draw:stroke="solid" svg:stroke-width="0.035cm" draw:marker-start-width="0.252cm" draw:marker-end-width="0.252cm" draw:fill="none" draw:textarea-horizontal-align="justify" draw:textarea-vertical-align="middle" draw:auto-grow-height="false" fo:min-height="3.316cm" fo:min-width="4.212cm" fo:padding-top="0.142cm" fo:padding-bottom="0.142cm" fo:padding-left="0.267cm" fo:padding-right="0.267cm"/>
      <style:paragraph-properties style:writing-mode="lr-tb"/>
    </style:style>
    <style:style style:name="gr86" style:family="graphic" style:parent-style-name="standard">
      <style:graphic-properties svg:stroke-width="0.035cm" draw:marker-start-width="0.252cm" draw:marker-end-width="0.252cm" draw:fill="solid" draw:fill-color="#ffd7d7" draw:textarea-horizontal-align="justify" draw:textarea-vertical-align="middle" draw:auto-grow-height="false" fo:min-height="8.116cm" fo:min-width="7.268cm" fo:padding-top="0.142cm" fo:padding-bottom="0.142cm" fo:padding-left="0.267cm" fo:padding-right="0.267cm"/>
      <style:paragraph-properties style:writing-mode="lr-tb"/>
    </style:style>
    <style:style style:name="gr87" style:family="graphic" style:parent-style-name="standard">
      <style:graphic-properties draw:stroke="solid" svg:stroke-width="0.035cm" draw:marker-start-width="0.252cm" draw:marker-end-width="0.252cm" draw:fill="none" draw:textarea-horizontal-align="justify" draw:textarea-vertical-align="middle" draw:auto-grow-height="false" fo:min-height="2.117cm" fo:min-width="3.846cm" fo:padding-top="0.142cm" fo:padding-bottom="0.142cm" fo:padding-left="0.267cm" fo:padding-right="0.267cm"/>
      <style:paragraph-properties style:writing-mode="lr-tb"/>
    </style:style>
    <style:style style:name="gr88"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6.216cm" fo:min-width="7.668cm" fo:padding-top="0.142cm" fo:padding-bottom="0.142cm" fo:padding-left="0.267cm" fo:padding-right="0.267cm"/>
      <style:paragraph-properties style:writing-mode="lr-tb"/>
    </style:style>
    <style:style style:name="gr89"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6.28cm" fo:padding-top="0.142cm" fo:padding-bottom="0.142cm" fo:padding-left="0.267cm" fo:padding-right="0.267cm"/>
      <style:paragraph-properties style:writing-mode="lr-tb"/>
    </style:style>
    <style:style style:name="gr90"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3.916cm" fo:min-width="7.668cm" fo:padding-top="0.142cm" fo:padding-bottom="0.142cm" fo:padding-left="0.267cm" fo:padding-right="0.267cm"/>
      <style:paragraph-properties style:writing-mode="lr-tb"/>
    </style:style>
    <style:style style:name="gr91" style:family="graphic" style:parent-style-name="standard">
      <style:graphic-properties draw:stroke="solid" svg:stroke-width="0.035cm" draw:marker-start-width="0.252cm" draw:marker-end-width="0.252cm" draw:fill="none" draw:textarea-horizontal-align="justify" draw:textarea-vertical-align="middle" draw:auto-grow-height="false" fo:min-height="3.917cm" fo:min-width="4.576cm" fo:padding-top="0.142cm" fo:padding-bottom="0.142cm" fo:padding-left="0.267cm" fo:padding-right="0.267cm"/>
      <style:paragraph-properties style:writing-mode="lr-tb"/>
    </style:style>
    <style:style style:name="gr92"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7.668cm" fo:padding-top="0.142cm" fo:padding-bottom="0.142cm" fo:padding-left="0.267cm" fo:padding-right="0.267cm"/>
      <style:paragraph-properties style:writing-mode="lr-tb"/>
    </style:style>
    <style:style style:name="gr93" style:family="graphic" style:parent-style-name="standard">
      <style:graphic-properties draw:fill="solid" draw:fill-color="#dee6ef" draw:textarea-horizontal-align="justify" draw:textarea-vertical-align="middle" draw:auto-grow-height="false" fo:min-height="1.358cm" fo:min-width="7.701cm"/>
      <style:paragraph-properties style:writing-mode="lr-tb"/>
    </style:style>
    <style:style style:name="gr94"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10.716cm" fo:min-width="14.066cm" fo:padding-top="0.142cm" fo:padding-bottom="0.142cm" fo:padding-left="0.267cm" fo:padding-right="0.267cm"/>
      <style:paragraph-properties style:writing-mode="lr-tb"/>
    </style:style>
    <style:style style:name="gr95" style:family="graphic" style:parent-style-name="standard">
      <style:graphic-properties svg:stroke-width="0.035cm" draw:marker-start-width="0.252cm" draw:marker-end-width="0.252cm" draw:fill="solid" draw:fill-color="#dee6ef" draw:textarea-horizontal-align="justify" draw:textarea-vertical-align="middle" draw:auto-grow-height="false" fo:min-height="6.254cm" fo:min-width="11.005cm" fo:padding-top="0.142cm" fo:padding-bottom="0.142cm" fo:padding-left="0.267cm" fo:padding-right="0.267cm"/>
      <style:paragraph-properties style:writing-mode="lr-tb"/>
    </style:style>
    <style:style style:name="gr96" style:family="graphic" style:parent-style-name="standard">
      <style:graphic-properties svg:stroke-width="0.035cm" draw:marker-start-width="0.252cm" draw:marker-end-width="0.252cm" draw:fill="solid" draw:fill-color="#ffffd7" draw:textarea-horizontal-align="justify" draw:textarea-vertical-align="middle" draw:auto-grow-height="false" fo:min-height="5.516cm" fo:min-width="11.466cm" fo:padding-top="0.142cm" fo:padding-bottom="0.142cm" fo:padding-left="0.267cm" fo:padding-right="0.267cm"/>
      <style:paragraph-properties style:writing-mode="lr-tb"/>
    </style:style>
    <style:style style:name="gr97" style:family="graphic" style:parent-style-name="standard">
      <style:graphic-properties draw:stroke="solid" svg:stroke-width="0.035cm" draw:marker-start-width="0.252cm" draw:marker-end-width="0.252cm" draw:fill="none" draw:textarea-horizontal-align="justify" draw:textarea-vertical-align="middle" draw:auto-grow-height="false" fo:min-height="2.517cm" fo:min-width="3.846cm" fo:padding-top="0.142cm" fo:padding-bottom="0.142cm" fo:padding-left="0.267cm" fo:padding-right="0.267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solid" draw:fill-color="#dde8cb"/>
      <style:paragraph-properties fo:text-align="center"/>
      <style:text-properties fo:font-size="14pt"/>
    </style:style>
    <style:style style:name="P2" style:family="paragraph">
      <loext:graphic-properties draw:fill="solid" draw:fill-color="#dde8cb"/>
      <style:paragraph-properties style:writing-mode="lr-tb"/>
      <style:text-properties fo:font-size="14pt"/>
    </style:style>
    <style:style style:name="P3" style:family="paragraph">
      <loext:graphic-properties draw:fill="solid" draw:fill-color="#ffffd7"/>
      <style:paragraph-properties fo:text-align="center"/>
      <style:text-properties fo:font-size="14pt"/>
    </style:style>
    <style:style style:name="P4" style:family="paragraph">
      <loext:graphic-properties draw:fill="solid" draw:fill-color="#ffffd7"/>
      <style:paragraph-properties style:writing-mode="lr-tb"/>
      <style:text-properties fo:font-size="14pt"/>
    </style:style>
    <style:style style:name="P5" style:family="paragraph">
      <loext:graphic-properties draw:fill="solid" draw:fill-color="#dee6ef"/>
      <style:paragraph-properties fo:text-align="center"/>
      <style:text-properties fo:font-size="14pt"/>
    </style:style>
    <style:style style:name="P6" style:family="paragraph">
      <loext:graphic-properties draw:fill="solid" draw:fill-color="#dee6ef"/>
      <style:paragraph-properties style:writing-mode="lr-tb"/>
      <style:text-properties fo:font-size="14pt"/>
    </style:style>
    <style:style style:name="P7" style:family="paragraph">
      <style:paragraph-properties fo:text-align="center" style:writing-mode="lr-tb"/>
      <style:text-properties fo:font-size="14pt"/>
    </style:style>
    <style:style style:name="P8" style:family="paragraph">
      <loext:graphic-properties draw:fill="solid" draw:fill-color="#bf819e"/>
      <style:paragraph-properties fo:text-align="center" style:writing-mode="lr-tb"/>
      <style:text-properties fo:font-size="14pt"/>
    </style:style>
    <style:style style:name="P9" style:family="paragraph">
      <loext:graphic-properties draw:fill="solid" draw:fill-color="#dee6ef"/>
      <style:paragraph-properties fo:text-align="center" style:writing-mode="lr-tb"/>
      <style:text-properties fo:font-size="14pt"/>
    </style:style>
    <style:style style:name="P10" style:family="paragraph">
      <loext:graphic-properties draw:fill="none"/>
      <style:text-properties fo:font-size="14pt"/>
    </style:style>
    <style:style style:name="P11" style:family="paragraph">
      <loext:graphic-properties draw:fill="none"/>
      <style:paragraph-properties fo:text-align="center" style:writing-mode="lr-tb"/>
      <style:text-properties fo:font-size="14pt"/>
    </style:style>
    <style:style style:name="P12" style:family="paragraph">
      <style:paragraph-properties fo:text-align="start" style:writing-mode="lr-tb"/>
      <style:text-properties fo:font-size="14pt"/>
    </style:style>
    <style:style style:name="P13" style:family="paragraph">
      <loext:graphic-properties draw:fill="solid" draw:fill-color="#ffffd7"/>
      <style:paragraph-properties fo:text-align="start" style:writing-mode="lr-tb"/>
      <style:text-properties fo:font-size="14pt"/>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5" style:family="paragraph">
      <loext:graphic-properties draw:fill="none"/>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size="14pt" fo:hyphenate="false" loext:hyphenation-no-caps="false"/>
    </style:style>
    <style:style style:name="P16" style:family="paragraph">
      <style:text-properties fo:font-size="14pt"/>
    </style:style>
    <style:style style:name="P17" style:family="paragraph">
      <loext:graphic-properties draw:fill="none" draw:fill-color="#e8f2a1"/>
      <style:paragraph-properties fo:text-align="center" style:writing-mode="lr-tb"/>
      <style:text-properties fo:font-size="14pt"/>
    </style:style>
    <style:style style:name="P18" style:family="paragraph">
      <loext:graphic-properties draw:fill="solid"/>
      <style:paragraph-properties fo:text-align="center"/>
      <style:text-properties fo:font-size="14pt"/>
    </style:style>
    <style:style style:name="P19" style:family="paragraph">
      <loext:graphic-properties draw:fill="none" draw:fill-color="#ffffff"/>
      <style:paragraph-properties style:writing-mode="lr-tb"/>
      <style:text-properties fo:font-size="14pt"/>
    </style:style>
    <style:style style:name="P20" style:family="paragraph">
      <style:paragraph-properties fo:margin-left="0cm" fo:margin-right="0cm" fo:margin-top="0cm" fo:margin-bottom="0cm" fo:line-height="100%" fo:text-align="center" fo:text-indent="0cm" style:writing-mode="lr-tb"/>
      <style:text-properties fo:font-size="14pt"/>
    </style:style>
    <style:style style:name="P21" style:family="paragraph">
      <style:paragraph-properties fo:text-align="center" style:writing-mode="lr-tb"/>
      <style:text-properties fo:font-size="14pt" fo:language="en" fo:country="US" style:font-size-asian="14pt" style:font-size-complex="14pt"/>
    </style:style>
    <style:style style:name="P22" style:family="paragraph">
      <loext:graphic-properties draw:fill="none"/>
      <style:paragraph-properties fo:text-align="center" style:writing-mode="lr-tb"/>
      <style:text-properties fo:font-size="14pt" fo:language="en" fo:country="US" style:font-size-asian="14pt" style:font-size-complex="14pt"/>
    </style:style>
    <style:style style:name="P23" style:family="paragraph">
      <style:paragraph-properties fo:text-align="start" style:writing-mode="lr-tb"/>
      <style:text-properties fo:font-size="14pt" fo:language="en" fo:country="US" style:font-size-asian="14pt" style:font-size-complex="14pt"/>
    </style:style>
    <style:style style:name="P24" style:family="paragraph">
      <style:paragraph-properties fo:margin-left="0cm" fo:margin-right="0cm" fo:margin-top="0cm" fo:margin-bottom="0cm" fo:line-height="100%" fo:text-align="start" fo:text-indent="0cm" style:writing-mode="lr-tb"/>
      <style:text-properties fo:font-size="14pt" fo:language="en" fo:country="US" style:font-size-asian="14pt" style:font-size-complex="14pt"/>
    </style:style>
    <style:style style:name="P25" style:family="paragraph">
      <loext:graphic-properties draw:fill="none"/>
      <style:paragraph-properties fo:text-align="start" style:writing-mode="lr-tb"/>
      <style:text-properties fo:font-size="14pt" fo:language="en" fo:country="US" style:font-size-asian="14pt" style:font-size-complex="14pt"/>
    </style:style>
    <style:style style:name="P26" style:family="paragraph">
      <style:paragraph-properties fo:text-align="center" style:writing-mode="lr-tb"/>
    </style:style>
    <style:style style:name="P27" style:family="paragraph">
      <loext:graphic-properties draw:fill="none"/>
      <style:paragraph-properties fo:text-align="center" style:writing-mode="lr-tb"/>
    </style:style>
    <style:style style:name="P28" style:family="paragraph">
      <loext:graphic-properties draw:fill="solid" draw:fill-color="#ffffd7"/>
      <style:paragraph-properties fo:text-align="center" style:writing-mode="lr-tb"/>
      <style:text-properties fo:font-size="14pt"/>
    </style:style>
    <style:style style:name="P29" style:family="paragraph">
      <loext:graphic-properties draw:fill="solid" draw:fill-color="#dde8cb"/>
      <style:paragraph-properties fo:text-align="center" style:writing-mode="lr-tb"/>
      <style:text-properties fo:font-size="14pt"/>
    </style:style>
    <style:style style:name="P30" style:family="paragraph">
      <style:paragraph-properties fo:text-align="center"/>
    </style:style>
    <style:style style:name="P31" style:family="paragraph">
      <loext:graphic-properties draw:fill="none" draw:fill-color="#ffffff"/>
      <style:paragraph-properties style:writing-mode="lr-tb"/>
      <style:text-properties fo:font-size="14pt" style:font-size-asian="14pt" style:font-size-complex="14pt"/>
    </style:style>
    <style:style style:name="P32" style:family="paragraph">
      <loext:graphic-properties draw:fill-color="#ffffff"/>
      <style:paragraph-properties style:writing-mode="lr-tb"/>
    </style:style>
    <style:style style:name="P33" style:family="paragraph">
      <style:paragraph-properties fo:text-align="center" style:writing-mode="lr-tb"/>
      <style:text-properties fo:font-size="24pt" style:font-size-asian="24pt" style:font-size-complex="24pt"/>
    </style:style>
    <style:style style:name="P34" style:family="paragraph">
      <loext:graphic-properties draw:fill="solid" draw:fill-color="#dee6ef"/>
      <style:paragraph-properties fo:text-align="center" style:writing-mode="lr-tb"/>
      <style:text-properties fo:font-size="24pt" style:font-size-asian="24pt" style:font-size-complex="24pt"/>
    </style:style>
    <style:style style:name="P35" style:family="paragraph">
      <style:paragraph-properties fo:text-align="center" style:writing-mode="lr-tb"/>
      <style:text-properties fo:font-size="20pt" style:font-size-asian="20pt" style:font-size-complex="20pt"/>
    </style:style>
    <style:style style:name="P36" style:family="paragraph">
      <loext:graphic-properties draw:fill="solid" draw:fill-color="#e0c2cd"/>
      <style:paragraph-properties fo:text-align="center" style:writing-mode="lr-tb"/>
      <style:text-properties fo:font-size="20pt" style:font-size-asian="20pt" style:font-size-complex="20pt"/>
    </style:style>
    <style:style style:name="P37" style:family="paragraph">
      <loext:graphic-properties draw:fill="solid"/>
      <style:paragraph-properties fo:text-align="center"/>
    </style:style>
    <style:style style:name="P38" style:family="paragraph">
      <loext:graphic-properties draw:fill="none"/>
      <style:paragraph-properties fo:text-align="center" style:writing-mode="lr-tb"/>
      <style:text-properties fo:font-size="20pt" style:font-size-asian="20pt" style:font-size-complex="20pt"/>
    </style:style>
    <style:style style:name="P39" style:family="paragraph">
      <loext:graphic-properties draw:fill="none" draw:fill-color="#ffffff"/>
      <style:paragraph-properties style:writing-mode="lr-tb"/>
    </style:style>
    <style:style style:name="P40" style:family="paragraph">
      <loext:graphic-properties draw:fill="solid" draw:fill-color="#ffffd7"/>
      <style:paragraph-properties fo:text-align="center" style:writing-mode="lr-tb"/>
      <style:text-properties fo:font-size="24pt" style:font-size-asian="24pt" style:font-size-complex="24pt"/>
    </style:style>
    <style:style style:name="P41" style:family="paragraph">
      <style:paragraph-properties fo:margin-left="0cm" fo:margin-right="0cm" fo:margin-top="0cm" fo:margin-bottom="0cm" fo:line-height="100%" fo:text-align="center" fo:text-indent="0cm" style:writing-mode="lr-tb"/>
      <style:text-properties fo:font-size="20pt" style:font-size-asian="20pt" style:font-size-complex="20pt"/>
    </style:style>
    <style:style style:name="P42" style:family="paragraph">
      <loext:graphic-properties draw:fill="solid" draw:fill-color="#ffd7d7"/>
      <style:paragraph-properties fo:text-align="center" style:writing-mode="lr-tb"/>
      <style:text-properties fo:font-size="24pt" style:font-size-asian="24pt" style:font-size-complex="24pt"/>
    </style:style>
    <style:style style:name="P43" style:family="paragraph">
      <loext:graphic-properties draw:fill="solid" draw:fill-color="#ffd7d7"/>
      <style:paragraph-properties fo:text-align="center" style:writing-mode="lr-tb"/>
      <style:text-properties fo:font-size="20pt" style:font-size-asian="20pt" style:font-size-complex="20pt"/>
    </style:style>
    <style:style style:name="P44" style:family="paragraph">
      <style:paragraph-properties fo:margin-left="0cm" fo:margin-right="0cm" fo:margin-top="0cm" fo:margin-bottom="0cm" fo:line-height="100%" fo:text-align="center" fo:text-indent="0cm" style:writing-mode="lr-tb"/>
    </style:style>
    <style:style style:name="P45" style:family="paragraph">
      <loext:graphic-properties draw:fill="none"/>
      <style:paragraph-properties fo:margin-left="0cm" fo:margin-right="0cm" fo:margin-top="0cm" fo:margin-bottom="0cm" fo:line-height="100%" fo:text-align="center" fo:text-indent="0cm" style:writing-mode="lr-tb"/>
    </style:style>
    <style:style style:name="P46" style:family="paragraph">
      <style:paragraph-properties fo:margin-left="0cm" fo:margin-right="0cm" fo:margin-top="0cm" fo:margin-bottom="0cm" fo:line-height="100%" fo:text-indent="0cm"/>
    </style:style>
    <style:style style:name="P47" style:family="paragraph">
      <style:paragraph-properties fo:text-align="start" style:writing-mode="lr-tb"/>
      <style:text-properties fo:font-size="20pt" style:font-size-asian="20pt" style:font-size-complex="20pt"/>
    </style:style>
    <style:style style:name="P48" style:family="paragraph">
      <style:paragraph-properties fo:margin-left="0cm" fo:margin-right="0cm" fo:margin-top="0cm" fo:margin-bottom="0cm" fo:line-height="100%" fo:text-align="start" fo:text-indent="0cm" style:writing-mode="lr-tb"/>
      <style:text-properties fo:font-size="20pt" style:font-size-asian="20pt" style:font-size-complex="20pt"/>
    </style:style>
    <style:style style:name="P49" style:family="paragraph">
      <loext:graphic-properties draw:fill="solid" draw:fill-color="#dee6ef"/>
      <style:paragraph-properties fo:text-align="start" style:writing-mode="lr-tb"/>
      <style:text-properties fo:font-size="20pt" style:font-size-asian="20pt" style:font-size-complex="20pt"/>
    </style:style>
    <style:style style:name="P50" style:family="paragraph">
      <style:paragraph-properties fo:text-align="start" style:writing-mode="lr-tb"/>
      <style:text-properties fo:font-size="24pt" style:font-size-asian="24pt" style:font-size-complex="24pt"/>
    </style:style>
    <style:style style:name="P51" style:family="paragraph">
      <loext:graphic-properties draw:fill="solid" draw:fill-color="#ffffd7"/>
      <style:paragraph-properties fo:text-align="start" style:writing-mode="lr-tb"/>
      <style:text-properties fo:font-size="24pt" style:font-size-asian="24pt" style:font-size-complex="24pt"/>
    </style:style>
    <style:style style:name="P52" style:family="paragraph">
      <style:paragraph-properties fo:text-align="end" style:writing-mode="lr-tb"/>
      <style:text-properties fo:font-size="20pt" style:font-size-asian="20pt" style:font-size-complex="20pt"/>
    </style:style>
    <style:style style:name="P53" style:family="paragraph">
      <loext:graphic-properties draw:fill="solid" draw:fill-color="#dee6ef"/>
      <style:paragraph-properties fo:text-align="end" style:writing-mode="lr-tb"/>
      <style:text-properties fo:font-size="20pt" style:font-size-asian="20pt" style:font-size-complex="20pt"/>
    </style:style>
    <style:style style:name="P54" style:family="paragraph">
      <loext:graphic-properties draw:fill="solid" draw:fill-color="#ffd7d7"/>
      <style:paragraph-properties fo:text-align="start" style:writing-mode="lr-tb"/>
      <style:text-properties fo:font-size="24pt" style:font-size-asian="24pt" style:font-size-complex="24pt"/>
    </style:style>
    <style:style style:name="P55" style:family="paragraph">
      <style:paragraph-properties fo:text-align="center" style:writing-mode="lr-tb"/>
      <style:text-properties fo:font-size="20pt" fo:font-weight="bold" style:font-size-asian="20pt" style:font-weight-asian="bold" style:font-size-complex="20pt" style:font-weight-complex="bold"/>
    </style:style>
    <style:style style:name="P56" style:family="paragraph">
      <loext:graphic-properties draw:fill="none"/>
      <style:paragraph-properties fo:text-align="center" style:writing-mode="lr-tb"/>
      <style:text-properties fo:font-size="20pt" fo:font-weight="bold" style:font-size-asian="20pt" style:font-weight-asian="bold" style:font-size-complex="20pt" style:font-weight-complex="bold"/>
    </style:style>
    <style:style style:name="P57" style:family="paragraph">
      <loext:graphic-properties draw:fill="solid" draw:fill-color="#dee6ef"/>
      <style:paragraph-properties fo:text-align="center" style:writing-mode="lr-tb"/>
      <style:text-properties fo:font-size="20pt" style:font-size-asian="20pt" style:font-size-complex="20pt"/>
    </style:style>
    <style:style style:name="P58" style:family="paragraph">
      <style:paragraph-properties fo:margin-left="0cm" fo:margin-right="0cm" fo:margin-top="0cm" fo:margin-bottom="0cm" fo:line-height="100%" fo:text-align="start" fo:text-indent="0cm" style:writing-mode="lr-tb"/>
      <style:text-properties fo:font-size="24pt" style:font-size-asian="24pt" style:font-size-complex="24pt"/>
    </style:style>
    <style:style style:name="P59" style:family="paragraph">
      <style:paragraph-properties fo:margin-left="0cm" fo:margin-right="0cm" fo:margin-top="0cm" fo:margin-bottom="0cm" fo:line-height="100%" fo:text-align="end" fo:text-indent="0cm" style:writing-mode="lr-tb"/>
      <style:text-properties fo:font-size="20pt" style:font-size-asian="20pt" style:font-size-complex="20pt"/>
    </style:style>
    <style:style style:name="T1" style:family="text">
      <style:text-properties fo:font-size="14pt"/>
    </style:style>
    <style:style style:name="T2" style:family="text">
      <style:text-properties fo:font-size="14pt"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style:font-name="Liberation Sans2" fo:font-size="14pt" style:font-name-asian="Liberation Sans2" style:font-name-complex="Liberation Sans2"/>
    </style:style>
    <style:style style:name="T6" style:family="text">
      <style:text-properties style:font-name="Liberation Sans" fo:font-size="14pt" style:font-name-asian="Liberation Sans2" style:font-name-complex="Liberation Sans2"/>
    </style:style>
    <style:style style:name="T7" style:family="text">
      <style:text-properties fo:font-size="14pt" fo:language="en" fo:country="US" style:font-size-asian="14pt" style:font-size-complex="14pt"/>
    </style:style>
    <style:style style:name="T8" style:family="text">
      <style:text-properties style:font-name="Liberation Sans2" fo:font-size="14pt" fo:language="en" fo:country="US" style:font-name-asian="Liberation Sans2" style:font-size-asian="14pt" style:font-name-complex="Liberation Sans2" style:font-size-complex="14pt"/>
    </style:style>
    <style:style style:name="T9" style:family="text">
      <style:text-properties fo:font-variant="normal" fo:text-transform="none" style:use-window-font-color="true" style:text-outline="false" style:text-line-through-style="none" style:text-line-through-type="none" style:font-name="Liberation Sans" fo:font-size="14pt" fo:language="en" fo:country="US"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normal" style:font-weight-asian="normal" style:font-weight-complex="normal"/>
    </style:style>
    <style:style style:name="T11" style:family="text">
      <style:text-properties fo:font-size="14pt" style:font-size-asian="14pt" style:font-size-complex="14pt"/>
    </style:style>
    <style:style style:name="T12" style:family="text">
      <style:text-properties fo:font-size="24pt" style:font-size-asian="24pt" style:font-size-complex="24pt"/>
    </style:style>
    <style:style style:name="T13" style:family="text">
      <style:text-properties fo:font-size="20pt" style:font-size-asian="20pt" style:font-size-complex="20pt"/>
    </style:style>
    <style:style style:name="T14" style:family="text">
      <style:text-properties fo:color="#c9211e" fo:font-size="20pt" style:font-size-asian="20pt" style:font-size-complex="20pt"/>
    </style:style>
    <style:style style:name="T15" style:family="text">
      <style:text-properties fo:font-weight="bold" style:font-weight-asian="bold" style:font-weight-complex="bold"/>
    </style:style>
    <style:style style:name="T16" style:family="text">
      <style:text-properties fo:color="#c9211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0pt" fo:font-weight="bold" style:font-size-asian="20pt" style:font-weight-asian="bold" style:font-size-complex="20pt" style:font-weight-complex="bold"/>
    </style:style>
    <style:style style:name="T19" style:family="text">
      <style:text-properties fo:color="#000000" fo:font-size="20pt" style:font-size-asian="20pt" style:font-size-complex="20pt"/>
    </style:style>
    <style:style style:name="T20" style:family="text">
      <style:text-properties fo:color="#000000" fo:font-size="20pt" fo:font-weight="bold" style:font-size-asian="20pt" style:font-weight-asian="bold" style:font-size-complex="20pt" style:font-weight-complex="bold"/>
    </style:style>
    <style:style style:name="T21" style:family="text">
      <style:text-properties fo:color="#c9211e" fo:font-size="20pt" fo:font-weight="normal" style:font-size-asian="20pt" style:font-weight-asian="normal" style:font-size-complex="20pt" style:font-weight-complex="normal"/>
    </style:style>
    <style:style style:name="T22" style:family="text">
      <style:text-properties fo:color="#c9211e" fo:font-size="20pt" fo:font-weight="bold" style:font-size-asian="20pt" style:font-weight-asian="bold" style:font-size-complex="20pt" style:font-weight-complex="bold"/>
    </style:style>
    <style:style style:name="T23" style:family="text">
      <style:text-properties fo:color="#000000" fo:font-size="24pt" style:font-size-asian="24pt" style:font-size-complex="24pt"/>
    </style:style>
    <style:style style:name="T24" style:family="text">
      <style:text-properties fo:color="#808080" fo:font-size="20pt" style:font-size-asian="20pt" style:font-size-complex="20pt"/>
    </style:style>
    <style:style style:name="T25" style:family="text">
      <style:text-properties fo:color="#00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27.2cm" svg:height="23.4cm" svg:x="22.486cm" svg:y="44.201cm">
            <text:p/>
            <draw:enhanced-geometry svg:viewBox="0 0 21600 21600" draw:type="rectangle" draw:enhanced-path="M 0 0 L 21600 0 21600 21600 0 21600 0 0 Z N"/>
          </draw:custom-shape>
          <draw:frame draw:style-name="gr2" draw:text-style-name="P2" draw:layer="layout" svg:width="9.6cm" svg:height="1.055cm" svg:x="40.086cm" svg:y="43.201cm">
            <draw:text-box>
              <text:p><text:span text:style-name="T1">write the itp files</text:span></text:p>
            </draw:text-box>
          </draw:frame>
        </draw:g>
        <draw:custom-shape draw:style-name="gr3" draw:text-style-name="P3" draw:layer="layout" svg:width="31.6cm" svg:height="22.4cm" svg:x="18.486cm" svg:y="20.201cm">
          <text:p/>
          <draw:enhanced-geometry svg:viewBox="0 0 21600 21600" draw:type="rectangle" draw:enhanced-path="M 0 0 L 21600 0 21600 21600 0 21600 0 0 Z N"/>
        </draw:custom-shape>
        <draw:frame draw:style-name="gr4" draw:text-style-name="P4" draw:layer="layout" svg:width="12.122cm" svg:height="1.148cm" svg:x="37.886cm" svg:y="19.201cm">
          <draw:text-box>
            <text:p><text:span text:style-name="T1">sorting of INTRA and INTER </text:span><text:span text:style-name="T1">bonds</text:span></text:p>
          </draw:text-box>
        </draw:frame>
        <draw:g>
          <draw:custom-shape draw:style-name="gr5" draw:text-style-name="P5" draw:layer="layout" svg:width="19.8cm" svg:height="8.8cm" svg:x="20.886cm" svg:y="9.801cm">
            <text:p/>
            <draw:enhanced-geometry svg:viewBox="0 0 21600 21600" draw:type="rectangle" draw:enhanced-path="M 0 0 L 21600 0 21600 21600 0 21600 0 0 Z N"/>
          </draw:custom-shape>
          <draw:frame draw:style-name="gr6" draw:text-style-name="P6" draw:layer="layout" svg:width="9.6cm" svg:height="1.055cm" svg:x="31.086cm" svg:y="8.801cm">
            <draw:text-box>
              <text:p><text:span text:style-name="T1">existing functions from </text:span><text:span text:style-name="T1">create_goVirt.py</text:span></text:p>
            </draw:text-box>
          </draw:frame>
        </draw:g>
        <draw:custom-shape draw:style-name="gr7" draw:text-style-name="P8" xml:id="id1" draw:id="id1" draw:layer="layout" svg:width="6.4cm" svg:height="2.2cm" svg:x="7.486cm" svg:y="5.001cm">
          <text:p text:style-name="P7"><text:span text:style-name="T1">assembled_struct_</text:span><text:span text:style-name="T2">AT</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8" xml:id="id4" draw:id="id4" draw:layer="layout" svg:width="6.4cm" svg:height="2.2cm" svg:x="22.686cm" svg:y="5.001cm">
          <text:p text:style-name="P7"><text:span text:style-name="T1">struct_rCSU.ma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9" xml:id="id2" draw:id="id2" draw:layer="layout" svg:width="4.8cm" svg:height="2cm" svg:x="8.286cm" svg:y="9.001cm">
          <text:p text:style-name="P7"><text:span text:style-name="T1">martinize2</text:span></text:p>
          <text:p text:style-name="P7"><text:span text:style-name="T1">script</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7.071cm" svg:x2="10.686cm" svg:y2="9.001cm" draw:start-shape="id1" draw:start-glue-point="6" draw:end-shape="id2" draw:end-glue-point="4" svg:d="M10686 7071v1930" svg:viewBox="0 0 1 1931">
          <text:p/>
        </draw:connector>
        <draw:custom-shape draw:style-name="gr10" draw:text-style-name="P11" xml:id="id5" draw:id="id5" draw:layer="layout" svg:width="6.4cm" svg:height="2.2cm" svg:x="7.486cm" svg:y="12.801cm">
          <text:p text:style-name="P7"><text:span text:style-name="T1">assembled_struct_</text:span><text:span text:style-name="T2">CG</text:span><text:span text:style-name="T1">.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9" xml:id="id3" draw:id="id3" draw:layer="layout" svg:width="4.2cm" svg:height="1.8cm" svg:x="16.186cm" svg:y="5.201cm">
          <text:p text:style-name="P7"><text:span text:style-name="T1">rCSU</text:span></text:p>
          <text:p text:style-name="P7"><text:span text:style-name="T1">server</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3.886cm" svg:y1="6.101cm" svg:x2="16.186cm" svg:y2="6.101cm" draw:start-shape="id1" draw:start-glue-point="7" draw:end-shape="id3" draw:end-glue-point="5" svg:d="M13886 6101h2300" svg:viewBox="0 0 2301 1">
          <text:p/>
        </draw:connector>
        <draw:connector draw:style-name="gr9" draw:text-style-name="P10" draw:layer="layout" svg:x1="20.386cm" svg:y1="6.101cm" svg:x2="22.686cm" svg:y2="6.101cm" draw:start-shape="id3" draw:start-glue-point="7" draw:end-shape="id4" draw:end-glue-point="5" svg:d="M20386 6101h2300" svg:viewBox="0 0 2301 1">
          <text:p/>
        </draw:connector>
        <draw:connector draw:style-name="gr9" draw:text-style-name="P10" draw:layer="layout" svg:x1="10.686cm" svg:y1="11.001cm" svg:x2="10.686cm" svg:y2="12.801cm" draw:start-shape="id2" draw:start-glue-point="6" draw:end-shape="id5" draw:end-glue-point="4" svg:d="M10686 11001v1800" svg:viewBox="0 0 1 1801">
          <text:p/>
        </draw:connector>
        <draw:custom-shape draw:style-name="gr12" draw:text-style-name="P11" draw:layer="layout" svg:width="5.949cm" svg:height="1.8cm" svg:x="20.537cm" svg:y="2.501cm">
          <text:p text:style-name="P7"><text:span text:style-name="T1">creates the </text:span><text:span text:style-name="T1">contact map</text:span></text:p>
          <text:p text:style-name="P7"><text:span text:style-name="T1">based on AT </text:span><text:span text:style-name="T1">input</text:span></text:p>
          <draw:enhanced-geometry svg:viewBox="0 0 21600 21600" draw:mirror-horizontal="false" draw:type="line-callout-1" draw:modifiers="-9652.84033613445 31146.6962798445 -907.563025210084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11" draw:layer="layout" svg:width="4.8cm" svg:height="2.2cm" svg:x="2.086cm" svg:y="9.401cm">
          <text:p text:style-name="P7"><text:span text:style-name="T1">2 options:</text:span></text:p>
          <text:p text:style-name="P7"><text:span text:style-name="T1">1. only CG</text:span></text:p>
          <text:p text:style-name="P7"><text:span text:style-name="T1">2. CG, -govs flag</text:span></text:p>
          <draw:enhanced-geometry svg:viewBox="0 0 21600 21600" draw:mirror-horizontal="true" draw:type="line-callout-1" draw:modifiers="-6294.18871068527 3925.48841435711 -1120.26661112268 5436.80145388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4" draw:text-style-name="P13" xml:id="id6" draw:id="id6" draw:layer="layout" svg:width="6.4cm" svg:height="2.2cm" svg:x="7.486cm" svg:y="17.101cm">
          <text:p text:style-name="P12"><text:span text:style-name="T1">0. select only 1 molecule</text:span></text:p>
          <text:p text:style-name="P12"><text:span text:style-name="T1">1. convert to .gro</text:span></text:p>
          <text:p text:style-name="P12"><text:span text:style-name="T1">2. add 4 VS to all particles</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10.686cm" svg:y1="14.871cm" svg:x2="10.686cm" svg:y2="17.101cm" draw:start-shape="id5" draw:start-glue-point="6" draw:end-shape="id6" draw:end-glue-point="4" svg:d="M10686 14871v2230" svg:viewBox="0 0 1 2231">
          <text:p/>
        </draw:connector>
        <draw:custom-shape draw:style-name="gr10" draw:text-style-name="P11" xml:id="id7" draw:id="id7" draw:layer="layout" svg:width="6.4cm" svg:height="2.2cm" svg:x="7.487cm" svg:y="21.002cm">
          <text:p text:style-name="P7"><text:span text:style-name="T1">1mol_</text:span><text:span text:style-name="T2">CG_VS</text:span><text:span text:style-name="T1">.gro</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9" draw:text-style-name="P10" draw:layer="layout" svg:x1="10.686cm" svg:y1="19.301cm" svg:x2="10.687cm" svg:y2="21.002cm" draw:start-shape="id6" draw:start-glue-point="6" draw:end-shape="id7" draw:end-glue-point="4" svg:d="M10686 19301v851h1v850" svg:viewBox="0 0 2 1702">
          <text:p/>
        </draw:connector>
        <draw:custom-shape draw:style-name="gr15" draw:text-style-name="P11" xml:id="id8" draw:id="id8" draw:layer="layout" svg:width="8cm" svg:height="2cm" svg:x="21.886cm" svg:y="12.101cm">
          <text:p text:style-name="P7"><text:span text:style-name="T1">extract contact map data, store</text:span></text:p>
          <text:p text:style-name="P7"><text:span text:style-name="T1">(as one list?)</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749cm" svg:height="1.8cm" svg:x="34.137cm" svg:y="10.001cm">
          <text:p text:style-name="P14"><text:span text:style-name="T1">create_goVirt.py:</text:span></text:p>
          <text:p text:style-name="P14"><text:span text:style-name="T1">read_data()</text:span></text:p>
          <draw:enhanced-geometry svg:viewBox="0 0 21600 21600" draw:mirror-horizontal="false" draw:type="line-callout-1" draw:modifiers="-14462.6086956522 28784.0088839534 -939.130434782609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7.071cm" svg:x2="25.886cm" svg:y2="12.101cm" draw:start-shape="id4" draw:start-glue-point="6" draw:end-shape="id8" draw:end-glue-point="4" svg:d="M25886 7071v5030" svg:viewBox="0 0 1 5031">
          <text:p/>
        </draw:connector>
        <draw:custom-shape draw:style-name="gr17" draw:text-style-name="P11" draw:layer="layout" svg:width="6.149cm" svg:height="1.8cm" svg:x="34.137cm" svg:y="13.001cm">
          <text:p text:style-name="P7"><text:span text:style-name="T1">assembled struct:</text:span></text:p>
          <text:p text:style-name="P7"><text:span text:style-name="T1">retain end-to-end </text:span><text:span text:style-name="T1">indexing</text:span></text:p>
          <draw:enhanced-geometry svg:viewBox="0 0 21600 21600" draw:mirror-horizontal="false" draw:type="line-callout-1" draw:modifiers="-14224.3902439024 4797.33481399223 -878.048780487805 6644.3087173792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8" draw:text-style-name="P11" xml:id="id9" draw:id="id9" draw:layer="layout" svg:width="3.6cm" svg:height="1.8cm" svg:x="15.086cm" svg:y="17.301cm">
          <text:p text:style-name="P7"><text:span text:style-name="T1">N_res</text:span></text:p>
          <text:p text:style-name="P7"><text:span text:style-name="T1">length of 1 mol</text:span></text:p>
          <draw:enhanced-geometry svg:viewBox="0 0 21600 21600" draw:glue-points="10800 0 0 10800 10800 21600 21600 10800" draw:type="flowchart-process" draw:enhanced-path="M 0 0 L 21600 0 21600 21600 0 21600 0 0 Z N"/>
        </draw:custom-shape>
        <draw:connector draw:style-name="standard" draw:text-style-name="P16" draw:layer="layout" svg:x1="13.886cm" svg:y1="18.201cm" svg:x2="15.086cm" svg:y2="18.201cm" draw:start-shape="id6" draw:start-glue-point="7" draw:end-shape="id9" draw:end-glue-point="5" svg:d="M13886 18201h1200" svg:viewBox="0 0 1201 1">
          <text:p/>
        </draw:connector>
        <draw:connector draw:style-name="gr9" draw:text-style-name="P10" draw:layer="layout" draw:line-skew="1.899cm" svg:x1="16.886cm" svg:y1="19.101cm" svg:x2="25.886cm" svg:y2="25.101cm" draw:start-shape="id9" draw:start-glue-point="6" draw:end-shape="id10" draw:end-glue-point="4" svg:d="M16886 19101v4899h9000v1101" svg:viewBox="0 0 9001 6001">
          <text:p/>
        </draw:connector>
        <draw:custom-shape draw:style-name="gr15" draw:text-style-name="P11" xml:id="id11" draw:id="id11" draw:layer="layout" svg:width="8cm" svg:height="2cm" svg:x="21.886cm" svg:y="16.201cm">
          <text:p text:style-name="P7"><text:span text:style-name="T1">sort ALL go pairs,</text:span></text:p>
          <text:p text:style-name="P7"><text:span text:style-name="T1">create sym_pairs[][] array </text:span></text:p>
          <draw:enhanced-geometry svg:viewBox="0 0 21600 21600" draw:glue-points="10800 0 0 10800 10800 21600 21600 10800" draw:type="flowchart-process" draw:enhanced-path="M 0 0 L 21600 0 21600 21600 0 21600 0 0 Z N"/>
        </draw:custom-shape>
        <draw:custom-shape draw:style-name="gr19" draw:text-style-name="P11" draw:layer="layout" svg:width="5.949cm" svg:height="1.4cm" svg:x="34.137cm" svg:y="16.201cm">
          <text:p text:style-name="P7"><text:span text:style-name="T1">create_goVirt.py:</text:span></text:p>
          <text:p text:style-name="P7"><text:span text:style-name="T1">get_go()</text:span></text:p>
          <draw:enhanced-geometry svg:viewBox="0 0 21600 21600" draw:mirror-horizontal="false" draw:type="line-callout-1" draw:modifiers="-14702.5210084034 6167.02355460386 -907.563025210084 8541.3276231263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9" draw:text-style-name="P10" draw:layer="layout" svg:x1="25.886cm" svg:y1="14.101cm" svg:x2="25.886cm" svg:y2="16.201cm" draw:start-shape="id8" draw:start-glue-point="6" draw:end-shape="id11" draw:end-glue-point="4" svg:d="M25886 14101v2100" svg:viewBox="0 0 1 2101">
          <text:p/>
        </draw:connector>
        <draw:custom-shape draw:style-name="gr20" draw:text-style-name="P11" xml:id="id12" draw:id="id12" draw:layer="layout" svg:width="11.2cm" svg:height="2.2cm" svg:x="20.286cm" svg:y="20.601cm">
          <text:p text:style-name="P7"><text:span text:style-name="T1">Find resdist of the residue pairs in sym_pairs:</text:span><text:span text:style-name="T1"><text:line-break/></text:span><text:span text:style-name="T1">resdist[] = abs(sym_pairs[:][0] – sym_pairs[:][1]) </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5.886cm" svg:y1="18.201cm" svg:x2="25.886cm" svg:y2="20.601cm" draw:start-shape="id11" draw:start-glue-point="6" draw:end-shape="id12" draw:end-glue-point="4" svg:d="M25886 18201v2400" svg:viewBox="0 0 1 2401">
          <text:p/>
        </draw:connector>
        <draw:custom-shape draw:style-name="gr21" draw:text-style-name="P15" xml:id="id10" draw:id="id10" draw:layer="layout" svg:width="5.8cm" svg:height="2.6cm" svg:x="22.986cm" svg:y="25.101cm">
          <text:p text:style-name="P14"><text:span text:style-name="T1">resdist[k]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2" draw:text-style-name="P17" xml:id="id15" draw:id="id15" draw:layer="layout" svg:width="8.999cm" svg:height="1.399cm" svg:x="34.987cm" svg:y="29.902cm">
          <text:p text:style-name="P7"><text:span text:style-name="T1">mark the pair as </text:span><text:span text:style-name="T2">INTRA</text:span><text:span text:style-name="T1">mol </text:span><text:span text:style-name="T2">CA-CA</text:span></text:p>
          <draw:enhanced-geometry svg:viewBox="0 0 21600 21600" draw:glue-points="10800 0 0 10800 10800 21600 21600 10800" draw:type="flowchart-process" draw:enhanced-path="M 0 0 L 21600 0 21600 21600 0 21600 0 0 Z N"/>
        </draw:custom-shape>
        <draw:custom-shape draw:style-name="gr23" draw:text-style-name="P17" xml:id="id13" draw:id="id13" draw:layer="layout" svg:width="6.999cm" svg:height="2.6cm" svg:x="35.987cm" svg:y="25.101cm">
          <text:p text:style-name="P7"><text:span text:style-name="T1">sym_pairs[k][0] &gt; N_re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4" draw:text-style-name="P17" xml:id="id14" draw:id="id14" draw:layer="layout" svg:width="3.599cm" svg:height="1cm" svg:x="46.087cm" svg:y="25.901cm">
          <text:p text:style-name="P7"><text:span text:style-name="T1">skip</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42.986cm" svg:y1="26.401cm" svg:x2="46.087cm" svg:y2="26.401cm" draw:start-shape="id13" draw:start-glue-point="7" draw:end-shape="id14" draw:end-glue-point="5" svg:d="M42986 26401h3101" svg:viewBox="0 0 3102 1">
          <text:p/>
        </draw:connector>
        <draw:connector draw:style-name="gr25" draw:text-style-name="P18" draw:layer="layout" svg:x1="39.487cm" svg:y1="27.701cm" svg:x2="39.487cm" svg:y2="29.902cm" draw:start-shape="id13" draw:start-glue-point="6" draw:end-shape="id15" draw:end-glue-point="4" svg:d="M39487 27701v2201" svg:viewBox="0 0 1 2202">
          <text:p/>
        </draw:connector>
        <draw:frame draw:style-name="gr26" draw:text-style-name="P19" draw:layer="layout" svg:width="1.4cm" svg:height="0.962cm" svg:x="39.486cm" svg:y="28.401cm">
          <draw:text-box>
            <text:p><text:span text:style-name="T1">no</text:span></text:p>
          </draw:text-box>
        </draw:frame>
        <draw:frame draw:style-name="gr26" draw:text-style-name="P19" draw:layer="layout" svg:width="1.6cm" svg:height="0.962cm" svg:x="43.486cm" svg:y="25.301cm">
          <draw:text-box>
            <text:p><text:span text:style-name="T1">yes</text:span></text:p>
          </draw:text-box>
        </draw:frame>
        <draw:custom-shape draw:style-name="gr27" draw:text-style-name="P17" xml:id="id19" draw:id="id19" draw:layer="layout" svg:width="11.2cm" svg:height="1.999cm" svg:x="33.886cm" svg:y="36.302cm">
          <text:p text:style-name="P7"><text:span text:style-name="T1">Write all to its own array:</text:span></text:p>
          <text:p text:style-name="P20"><text:span text:style-name="T3">sym_pairs_intra</text:span><text:span text:style-name="T4">[k][:] = sym_pairs[k][:]</text:span></text:p>
          <draw:enhanced-geometry svg:viewBox="0 0 21600 21600" draw:glue-points="10800 0 0 10800 10800 21600 21600 10800" draw:type="flowchart-process" draw:enhanced-path="M 0 0 L 21600 0 21600 21600 0 21600 0 0 Z N"/>
        </draw:custom-shape>
        <draw:connector draw:style-name="gr9" draw:text-style-name="P10" draw:layer="layout" svg:x1="28.786cm" svg:y1="26.401cm" svg:x2="35.987cm" svg:y2="26.401cm" draw:start-shape="id10" draw:start-glue-point="7" draw:end-shape="id13" draw:end-glue-point="5" svg:d="M28786 26401h7201" svg:viewBox="0 0 7202 1">
          <text:p/>
        </draw:connector>
        <draw:frame draw:style-name="gr26" draw:text-style-name="P19" draw:layer="layout" svg:width="1.4cm" svg:height="0.962cm" svg:x="32.433cm" svg:y="25.313cm">
          <draw:text-box>
            <text:p><text:span text:style-name="T1">no</text:span></text:p>
          </draw:text-box>
        </draw:frame>
        <draw:connector draw:style-name="gr9" draw:text-style-name="P10" draw:layer="layout" svg:x1="25.886cm" svg:y1="22.801cm" svg:x2="25.886cm" svg:y2="25.101cm" draw:start-shape="id12" draw:start-glue-point="6" draw:end-shape="id10" draw:end-glue-point="4" svg:d="M25886 22801v2300" svg:viewBox="0 0 1 2301">
          <text:p/>
        </draw:connector>
        <draw:custom-shape draw:style-name="gr28" draw:text-style-name="P17" xml:id="id16" draw:id="id16" draw:layer="layout" svg:width="9cm" svg:height="1.4cm" svg:x="21.386cm" svg:y="29.901cm">
          <text:p text:style-name="P7"><text:span text:style-name="T1">mark the pair as </text:span><text:span text:style-name="T2">INTER</text:span><text:span text:style-name="T1">mol </text:span><text:span text:style-name="T2">CB-CB</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9" draw:text-style-name="P17" xml:id="id17" draw:id="id17" draw:layer="layout" svg:width="13.8cm" svg:height="5cm" svg:x="18.986cm" svg:y="33.601cm">
          <text:p text:style-name="P7"><text:span text:style-name="T1">Create non-unique (local chain) numbering for pairs:</text:span></text:p>
          <text:p text:style-name="P20"><text:span text:style-name="T4">sym_pairs_inter[k][0] = sym_pairs[k][0] % N_res</text:span><text:span text:style-name="T4"><text:line-break/></text:span><text:span text:style-name="T1">sym_pairs_inter[k][1] = sym_pairs[k][1] % N_res</text:span></text:p>
          <text:p text:style-name="P20"><text:span text:style-name="T1"/></text:p>
          <text:p text:style-name="P20"><text:span text:style-name="T1">Write the distances to the new array:</text:span></text:p>
          <text:p text:style-name="P20"><text:span text:style-name="T3">sym_pairs_inter</text:span><text:span text:style-name="T4">[k][2:] = sym_pairs[k][2:]</text:span></text:p>
          <draw:enhanced-geometry svg:viewBox="0 0 21600 21600" draw:glue-points="10800 0 0 10800 10800 21600 21600 10800" draw:type="flowchart-process" draw:enhanced-path="M 0 0 L 21600 0 21600 21600 0 21600 0 0 Z N"/>
        </draw:custom-shape>
        <draw:connector draw:style-name="gr25" draw:text-style-name="P18" draw:layer="layout" svg:x1="25.886cm" svg:y1="31.301cm" svg:x2="25.886cm" svg:y2="33.601cm" draw:start-shape="id16" draw:start-glue-point="6" draw:end-shape="id17" draw:end-glue-point="4" svg:d="M25886 31301v2300" svg:viewBox="0 0 1 2301">
          <text:p/>
        </draw:connector>
        <draw:connector draw:style-name="gr25" draw:text-style-name="P18" draw:layer="layout" draw:line-skew="-0.051cm" svg:x1="25.886cm" svg:y1="38.601cm" svg:x2="32.186cm" svg:y2="44.701cm" draw:start-shape="id17" draw:start-glue-point="6" draw:end-shape="id18" draw:end-glue-point="4" svg:d="M25886 38601v3000h6300v3100" svg:viewBox="0 0 6301 6101">
          <text:p/>
        </draw:connector>
        <draw:connector draw:style-name="gr25" draw:text-style-name="P18" draw:layer="layout" draw:line-skew="0.1cm" svg:x1="39.486cm" svg:y1="38.301cm" svg:x2="32.186cm" svg:y2="44.701cm" draw:start-shape="id19" draw:start-glue-point="6" draw:end-shape="id18" draw:end-glue-point="4" svg:d="M39486 38301v3300h-7300v3100" svg:viewBox="0 0 7301 6401">
          <text:p/>
        </draw:connector>
        <draw:connector draw:style-name="gr9" draw:text-style-name="P10" draw:layer="layout" svg:x1="25.886cm" svg:y1="27.701cm" svg:x2="25.886cm" svg:y2="29.901cm" draw:start-shape="id10" draw:start-glue-point="6" draw:end-shape="id16" draw:end-glue-point="4" svg:d="M25886 27701v2200" svg:viewBox="0 0 1 2201">
          <text:p/>
        </draw:connector>
        <draw:frame draw:style-name="gr26" draw:text-style-name="P19" draw:layer="layout" svg:width="1.6cm" svg:height="0.962cm" svg:x="26.086cm" svg:y="28.401cm">
          <draw:text-box>
            <text:p><text:span text:style-name="T1">yes</text:span></text:p>
          </draw:text-box>
        </draw:frame>
        <draw:connector draw:style-name="gr9" draw:text-style-name="P10" draw:layer="layout" svg:x1="39.487cm" svg:y1="31.301cm" svg:x2="39.486cm" svg:y2="36.302cm" draw:start-shape="id15" draw:start-glue-point="6" draw:end-shape="id19" draw:end-glue-point="4" svg:d="M39487 31301v2500h-1v2501" svg:viewBox="0 0 2 5002">
          <text:p/>
        </draw:connector>
        <draw:custom-shape draw:style-name="gr30" draw:text-style-name="P11" xml:id="id18" draw:id="id18" draw:layer="layout" svg:width="8.6cm" svg:height="2.5cm" svg:x="27.886cm" svg:y="44.701cm">
          <text:p text:style-name="P7"><text:span text:style-name="T1">Write the output files:</text:span></text:p>
          <text:p text:style-name="P7"><text:span text:style-name="T2">write_files</text:span><text:span text:style-name="T1">(...)</text:span></text:p>
          <draw:enhanced-geometry svg:viewBox="0 0 21600 21600" draw:glue-points="10800 0 0 10800 10800 21600 21600 10800" draw:type="flowchart-process" draw:enhanced-path="M 0 0 L 21600 0 21600 21600 0 21600 0 0 Z N"/>
        </draw:custom-shape>
        <draw:custom-shape draw:style-name="gr31" draw:text-style-name="P11" draw:layer="layout" svg:width="7.149cm" svg:height="1.2cm" svg:x="40.486cm" svg:y="45.401cm">
          <text:p text:style-name="P7"><text:span text:style-name="T1">vermouth lib to alter .itp </text:span><text:span text:style-name="T1">files?</text:span></text:p>
          <draw:enhanced-geometry svg:viewBox="0 0 21600 21600" draw:mirror-horizontal="false" draw:mirror-vertical="false" draw:type="line-callout-1" draw:modifiers="-11630.7692307692 3579.01748542881 -755.244755244755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2" draw:text-style-name="P15" draw:layer="layout" svg:width="6.749cm" svg:height="2.999cm" svg:x="40.486cm" svg:y="21.202cm">
          <text:p text:style-name="P14"><text:span text:style-name="T1">If </text:span><text:span text:style-name="T5">≥</text:span><text:span text:style-name="T6"> </text:span><text:span text:style-name="T1">2 chains (homotrimer): </text:span></text:p>
          <text:p text:style-name="P14"><text:span text:style-name="T1">check unique and repeating pairs – </text:span><text:span text:style-name="T1">how?</text:span></text:p>
          <draw:enhanced-geometry svg:viewBox="0 0 21600 21600" draw:mirror-horizontal="false" draw:type="line-callout-1" draw:modifiers="-28601.6 2512.8 -800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3" draw:text-style-name="P22" xml:id="id20" draw:id="id20" draw:layer="layout" svg:width="3cm" svg:height="2cm" svg:x="30.686cm" svg:y="49.001cm">
          <text:p text:style-name="P21"><text:span text:style-name="T7">i∈INTRA</text:span></text:p>
          <draw:enhanced-geometry svg:viewBox="0 0 21600 21600" draw:glue-points="10800 0 0 10800 10800 21600 21600 10800" draw:text-areas="5400 5400 16200 16200" draw:type="flowchart-decision" draw:enhanced-path="M 0 10800 L 10800 0 21600 10800 10800 21600 0 10800 Z N"/>
        </draw:custom-shape>
        <draw:g xml:id="id21" draw:id="id21">
          <draw:custom-shape draw:style-name="gr34" draw:text-style-name="P25" draw:layer="layout" svg:width="5.8cm" svg:height="3.6cm" svg:x="26.286cm" svg:y="52.901cm">
            <text:p text:style-name="P23"><text:span text:style-name="T7">[ atomtypes ]</text:span></text:p>
            <text:p text:style-name="P23"><text:span text:style-name="T7">VWA{i} ...</text:span></text:p>
            <text:p text:style-name="P23"><text:span text:style-name="T7">VWB{i} ...</text:span></text:p>
            <text:p text:style-name="P23"><text:span text:style-name="T7">[ nonbonded_params ]</text:span></text:p>
            <text:p text:style-name="P24"><text:span text:style-name="T7">VWA{i} VWA{j} … +</text:span><text:span text:style-name="T8">ε</text:span></text:p>
            <text:p text:style-name="P24"><text:span text:style-name="T9">VWB{i} VWB{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7cm" svg:y="52.901cm">
            <text:p text:style-name="P23"><text:span text:style-name="T7">[ atoms ]</text:span></text:p>
            <text:p text:style-name="P23"><text:span text:style-name="T7">SNA: </text:span><text:span text:style-name="T7">VWA{i}, </text:span><text:span text:style-name="T7">VWA{j}</text:span></text:p>
            <text:p text:style-name="P23"><text:span text:style-name="T7">SNB: </text:span><text:span text:style-name="T7">VWB{i}, </text:span><text:span text:style-name="T7">VWB{j}</text:span></text:p>
            <text:p text:style-name="P23"><text:span text:style-name="T7">[ exclusions </text:span><text:span text:style-name="T7">]</text:span></text:p>
            <text:p text:style-name="P24"><text:span text:style-name="T7">i j <text:s/>; excl W</text:span></text:p>
            <text:p text:style-name="P24"><text:span text:style-name="T7">i+shiftB </text:span><text:span text:style-name="T7">j+shiftB ; </text:span><text:span text:style-name="T7">excl B</text:span></text:p>
            <draw:enhanced-geometry svg:viewBox="0 0 21600 21600" draw:glue-points="10800 0 0 10800 10800 21600 21600 10800" draw:type="flowchart-process" draw:enhanced-path="M 0 0 L 21600 0 21600 21600 0 21600 0 0 Z N"/>
          </draw:custom-shape>
        </draw:g>
        <draw:custom-shape draw:style-name="gr33" draw:text-style-name="P22" xml:id="id22" draw:id="id22" draw:layer="layout" svg:width="3cm" svg:height="2cm" svg:x="30.686cm" svg:y="59.201cm">
          <text:p text:style-name="P21"><text:span text:style-name="T7">i∈INTER</text:span></text:p>
          <draw:enhanced-geometry svg:viewBox="0 0 21600 21600" draw:glue-points="10800 0 0 10800 10800 21600 21600 10800" draw:text-areas="5400 5400 16200 16200" draw:type="flowchart-decision" draw:enhanced-path="M 0 10800 L 10800 0 21600 10800 10800 21600 0 10800 Z N"/>
        </draw:custom-shape>
        <draw:g xml:id="id23" draw:id="id23">
          <draw:custom-shape draw:style-name="gr34" draw:text-style-name="P25" draw:layer="layout" svg:width="5.8cm" svg:height="3.6cm" svg:x="26.285cm" svg:y="62.701cm">
            <text:p text:style-name="P23"><text:span text:style-name="T7">[ atomtypes </text:span><text:span text:style-name="T7">]</text:span></text:p>
            <text:p text:style-name="P23"><text:span text:style-name="T7">VWC{i} ...</text:span></text:p>
            <text:p text:style-name="P23"><text:span text:style-name="T7">VWD{i} ...</text:span></text:p>
            <text:p text:style-name="P23"><text:span text:style-name="T7">[ nonbonde</text:span><text:span text:style-name="T7">d_params ]</text:span></text:p>
            <text:p text:style-name="P24"><text:span text:style-name="T7">VWC{i} </text:span><text:span text:style-name="T7">VWC{j} … </text:span><text:span text:style-name="T7">+</text:span><text:span text:style-name="T8">ε</text:span></text:p>
            <text:p text:style-name="P24"><text:span text:style-name="T9">VWD{i} </text:span><text:span text:style-name="T9">VWD{j} …-</text:span><text:span text:style-name="T8">ε</text:span></text:p>
            <draw:enhanced-geometry svg:viewBox="0 0 21600 21600" draw:glue-points="10800 0 0 10800 10800 21600 21600 10800" draw:type="flowchart-process" draw:enhanced-path="M 0 0 L 21600 0 21600 21600 0 21600 0 0 Z N"/>
          </draw:custom-shape>
          <draw:custom-shape draw:style-name="gr34" draw:text-style-name="P25" draw:layer="layout" svg:width="5.8cm" svg:height="3.6cm" svg:x="32.286cm" svg:y="62.701cm">
            <text:p text:style-name="P23"><text:span text:style-name="T7">[ atoms ]</text:span></text:p>
            <text:p text:style-name="P23"><text:span text:style-name="T7">SNC: VWC{i}, VWC{j}</text:span></text:p>
            <text:p text:style-name="P23"><text:span text:style-name="T7">SND: VWD{i}, VWD{j}</text:span></text:p>
            <text:p text:style-name="P23"><text:span text:style-name="T7">[ exclusions ]</text:span></text:p>
            <text:p text:style-name="P24"><text:span text:style-name="T7">i+shiftC j+shiftC ; excl C*</text:span></text:p>
            <text:p text:style-name="P24"><text:span text:style-name="T7">i+shiftD j+shiftD ; excl D*</text:span></text:p>
            <draw:enhanced-geometry svg:viewBox="0 0 21600 21600" draw:glue-points="10800 0 0 10800 10800 21600 21600 10800" draw:type="flowchart-process" draw:enhanced-path="M 0 0 L 21600 0 21600 21600 0 21600 0 0 Z N"/>
          </draw:custom-shape>
        </draw:g>
        <draw:connector draw:style-name="gr9" draw:text-style-name="P10" xml:id="id24" draw:id="id24" draw:layer="layout" svg:x1="32.186cm" svg:y1="47.201cm" svg:x2="32.186cm" svg:y2="49.001cm" draw:start-shape="id18" draw:start-glue-point="6" draw:end-shape="id20" draw:end-glue-point="4" svg:d="M32186 47201v1800" svg:viewBox="0 0 1 1801">
          <text:p/>
        </draw:connector>
        <draw:connector draw:style-name="gr9" draw:text-style-name="P10" draw:layer="layout" svg:x1="32.186cm" svg:y1="51.001cm" svg:x2="32.186cm" svg:y2="52.901cm" draw:start-shape="id20" draw:start-glue-point="6" draw:end-shape="id21" draw:end-glue-point="0" svg:d="M32186 51001v1900" svg:viewBox="0 0 1 1901">
          <text:p/>
        </draw:connector>
        <draw:connector draw:style-name="gr9" draw:text-style-name="P10" draw:layer="layout" draw:line-skew="6.272cm 2.799cm" svg:x1="33.686cm" svg:y1="50.001cm" svg:x2="32.186cm" svg:y2="59.201cm" draw:start-shape="id20" draw:start-glue-point="7" draw:end-shape="id22" draw:end-glue-point="4" svg:d="M33686 50001h6774v7900h-8274v1300" svg:viewBox="0 0 8275 9201">
          <text:p/>
        </draw:connector>
        <draw:connector draw:style-name="gr9" draw:text-style-name="P10" draw:layer="layout" svg:x1="32.186cm" svg:y1="56.501cm" svg:x2="32.186cm" svg:y2="59.201cm" draw:start-shape="id21" draw:start-glue-point="2" draw:end-shape="id22" draw:end-glue-point="4" svg:d="M32186 56501v2700" svg:viewBox="0 0 1 2701">
          <text:p/>
        </draw:connector>
        <draw:connector draw:style-name="gr9" draw:text-style-name="P10" draw:layer="layout" svg:x1="32.186cm" svg:y1="61.201cm" svg:x2="32.185cm" svg:y2="62.701cm" draw:start-shape="id22" draw:start-glue-point="6" draw:end-shape="id23" draw:end-glue-point="0" svg:d="M32186 61201v751h-1v749" svg:viewBox="0 0 2 1501">
          <text:p/>
        </draw:connector>
        <draw:connector draw:style-name="gr9" draw:text-style-name="P10" draw:layer="layout" draw:line-skew="0.173cm -1.072cm" svg:x1="32.185cm" svg:y1="66.301cm" svg:x2="32.186cm" svg:y2="48.101cm" draw:start-shape="id23" draw:start-glue-point="2" draw:end-shape="id24" draw:end-glue-point="0" svg:d="M32185 66301v674h-7473v-18874h7474" svg:viewBox="0 0 7475 18875">
          <text:p/>
        </draw:connector>
        <draw:custom-shape draw:style-name="gr35" draw:text-style-name="P15" draw:layer="layout" svg:width="5.149cm" svg:height="1.6cm" svg:x="43.737cm" svg:y="62.601cm">
          <text:p text:style-name="P14"><text:span text:style-name="T7">* if i=j, skip excl</text:span></text:p>
          <draw:enhanced-geometry svg:viewBox="0 0 21600 21600" draw:mirror-horizontal="false" draw:type="line-callout-1" draw:modifiers="-22858.2524271845 16189.8813241724 -1044.34951456311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6" draw:text-style-name="P8" xml:id="id25" draw:id="id25" draw:layer="layout" svg:width="4.4cm" svg:height="2.4cm" svg:x="2.286cm" svg:y="40.901cm">
          <text:p text:style-name="P7"><text:span text:style-name="T8">ε_</text:span><text:span text:style-name="T1">intra</text:span></text:p>
          <text:p text:style-name="P7"><text:span text:style-name="T8">ε_</text:span><text:span text:style-name="T1">int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9" draw:text-style-name="P10" draw:layer="layout" svg:x1="4.486cm" svg:y1="43.111cm" svg:x2="27.886cm" svg:y2="45.951cm" draw:start-shape="id25" draw:start-glue-point="6" draw:end-shape="id18" draw:end-glue-point="5" svg:d="M4486 43111v2840h23400" svg:viewBox="0 0 23401 2841">
          <text:p/>
        </draw:connector>
        <draw:connector draw:style-name="gr9" draw:text-style-name="P10" draw:layer="layout" svg:x1="10.687cm" svg:y1="23.072cm" svg:x2="27.886cm" svg:y2="45.951cm" draw:start-shape="id7" draw:start-glue-point="6" draw:end-shape="id18" draw:end-glue-point="5" svg:d="M10687 23072v22879h17199" svg:viewBox="0 0 17200 22880">
          <text:p/>
        </draw:connector>
        <draw:custom-shape draw:style-name="gr37" draw:text-style-name="P15" xml:id="id26" draw:id="id26" draw:layer="layout" svg:width="6.2cm" svg:height="2.8cm" svg:x="3.886cm" svg:y="30.38cm">
          <text:p text:style-name="P14"><text:span text:style-name="T1">martini_</text:span><text:span text:style-name="T10">nb</text:span><text:span text:style-name="T1">.itp</text:span></text:p>
          <text:p text:style-name="P14"><text:span text:style-name="T1">molecule.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9" draw:text-style-name="P10" draw:layer="layout" draw:line-skew="-8.801cm" svg:x1="10.686cm" svg:y1="11.001cm" svg:x2="6.986cm" svg:y2="30.38cm" draw:start-shape="id2" draw:start-glue-point="6" draw:end-shape="id26" draw:end-glue-point="4" svg:d="M10686 11001v889h-3700v18490" svg:viewBox="0 0 3701 19380">
          <text:p/>
        </draw:connector>
        <draw:connector draw:style-name="gr9" draw:text-style-name="P10" draw:layer="layout" svg:x1="6.986cm" svg:y1="32.959cm" svg:x2="27.886cm" svg:y2="45.951cm" draw:start-shape="id26" draw:start-glue-point="6" draw:end-shape="id18" draw:end-glue-point="5" svg:d="M6986 32959v12992h20900" svg:viewBox="0 0 20901 12993">
          <text:p/>
        </draw:connector>
        <draw:custom-shape draw:style-name="gr38" draw:text-style-name="P11" draw:layer="layout" svg:width="5.65cm" svg:height="2.999cm" svg:x="42.436cm" svg:y="47.802cm">
          <text:p text:style-name="P7"><text:span text:style-name="T1">Additional options:</text:span></text:p>
          <text:p text:style-name="P7"><text:span text:style-name="T1">prune the unnecessary</text:span></text:p>
          <text:p text:style-name="P7"><text:span text:style-name="T1">VS in both gro and itp</text:span></text:p>
          <draw:enhanced-geometry svg:viewBox="0 0 21600 21600" draw:mirror-horizontal="false" draw:type="line-callout-1" draw:modifiers="-21347.726066183 -10231.2 -959.405414970802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 draw:text-style-name="P8" xml:id="id27" draw:id="id27" draw:layer="layout" svg:width="12.4cm" svg:height="3.6cm" svg:x="25.986cm" svg:y="70.601cm">
          <text:p text:style-name="P7"><text:span text:style-name="T2">OUTPUT: 3 files</text:span></text:p>
          <text:p text:style-name="P7"><text:span text:style-name="T1">1. structure.gro of a single molecule with </text:span></text:p>
          <text:p text:style-name="P7"><text:span text:style-name="T1">all/necessary virtual sites</text:span></text:p>
          <text:p text:style-name="P7"><text:span text:style-name="T1">2. .itp files with added virtual sites, </text:span></text:p>
          <text:p text:style-name="P7"><text:span text:style-name="T1">their epsilons,exclusions, etc.</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 draw:text-style-name="P10" draw:layer="layout" svg:x1="32.185cm" svg:y1="66.301cm" svg:x2="32.186cm" svg:y2="70.601cm" draw:start-shape="id23" draw:start-glue-point="2" draw:end-shape="id27" draw:end-glue-point="4" svg:d="M32185 66301v2150h1v2150" svg:viewBox="0 0 2 4301">
          <text:p/>
        </draw:connector>
        <draw:g>
          <draw:custom-shape draw:style-name="gr40" draw:text-style-name="P27" draw:layer="layout" svg:width="7.2cm" svg:height="7.8cm" svg:x="51.2cm" svg:y="1cm">
            <text:p text:style-name="P26">LEGEND</text:p>
            <draw:enhanced-geometry svg:viewBox="0 0 21600 21600" draw:type="rectangle" draw:enhanced-path="M 0 0 L 21600 0 21600 21600 0 21600 0 0 Z N"/>
          </draw:custom-shape>
          <draw:g>
            <draw:custom-shape draw:style-name="gr7" draw:text-style-name="P8" draw:layer="layout" svg:width="6.4cm" svg:height="2.2cm" svg:x="51.6cm" svg:y="2cm">
              <text:p text:style-name="P7"><text:span text:style-name="T1">INPUT/OUTPUT fi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1" draw:text-style-name="P9" draw:layer="layout" svg:width="6.4cm" svg:height="1.8cm" svg:x="51.6cm" svg:y="4.4cm">
              <text:p text:style-name="P7"><text:span text:style-name="T1">existing code</text:span></text:p>
              <draw:enhanced-geometry svg:viewBox="0 0 21600 21600" draw:glue-points="10800 0 0 10800 10800 21600 21600 10800" draw:type="flowchart-process" draw:enhanced-path="M 0 0 L 21600 0 21600 21600 0 21600 0 0 Z N"/>
            </draw:custom-shape>
            <draw:custom-shape draw:style-name="gr42" draw:text-style-name="P28" draw:layer="layout" svg:width="3.2cm" svg:height="2.2cm" svg:x="51.6cm" svg:y="6.5cm">
              <text:p text:style-name="P7"><text:span text:style-name="T1">new code</text:span></text:p>
              <draw:enhanced-geometry svg:viewBox="0 0 21600 21600" draw:glue-points="10800 0 0 10800 10800 21600 21600 10800" draw:type="flowchart-process" draw:enhanced-path="M 0 0 L 21600 0 21600 21600 0 21600 0 0 Z N"/>
            </draw:custom-shape>
            <draw:custom-shape draw:style-name="gr43" draw:text-style-name="P29" draw:layer="layout" svg:width="3.2cm" svg:height="2.2cm" svg:x="54.801cm" svg:y="6.501cm">
              <text:p text:style-name="P7"><text:span text:style-name="T1">new code</text:span></text:p>
              <draw:enhanced-geometry svg:viewBox="0 0 21600 21600" draw:glue-points="10800 0 0 10800 10800 21600 21600 10800" draw:type="flowchart-process" draw:enhanced-path="M 0 0 L 21600 0 21600 21600 0 21600 0 0 Z N"/>
            </draw:custom-shape>
          </draw:g>
        </draw:g>
        <draw:connector draw:style-name="gr44" draw:text-style-name="P30" draw:layer="layout" draw:line-skew="0cm -1.4cm" svg:x1="13.886cm" svg:y1="13.901cm" svg:x2="25.886cm" svg:y2="12.101cm" draw:start-shape="id5" draw:start-glue-point="7" draw:end-shape="id8" draw:end-glue-point="4" svg:d="M13886 13901h4001v-3701h7999v1901" svg:viewBox="0 0 12001 3702">
          <text:p/>
        </draw:connector>
        <draw:frame draw:style-name="gr45" draw:text-style-name="P31" draw:layer="layout" svg:width="4.4cm" svg:height="0.806cm" svg:x="26.3cm" svg:y="52cm">
          <draw:text-box>
            <text:p><text:span text:style-name="T11">molecule_nb.itp</text:span></text:p>
          </draw:text-box>
        </draw:frame>
        <draw:frame draw:style-name="gr45" draw:text-style-name="P31" draw:layer="layout" svg:width="4.4cm" svg:height="0.806cm" svg:x="26.3cm" svg:y="61.9cm">
          <draw:text-box>
            <text:p><text:span text:style-name="T11">molecule_nb.itp</text:span></text:p>
          </draw:text-box>
        </draw:frame>
        <draw:frame draw:style-name="gr45" draw:text-style-name="P31" draw:layer="layout" svg:width="4.4cm" svg:height="0.806cm" svg:x="33.3cm" svg:y="52cm">
          <draw:text-box>
            <text:p><text:span text:style-name="T11">molecule.itp</text:span></text:p>
          </draw:text-box>
        </draw:frame>
        <draw:frame draw:style-name="gr45" draw:text-style-name="P31" draw:layer="layout" svg:width="4.4cm" svg:height="0.806cm" svg:x="33.3cm" svg:y="61.9cm">
          <draw:text-box>
            <text:p><text:span text:style-name="T11">molecule.itp</text:span></text:p>
          </draw:text-box>
        </draw:frame>
        <presentation:notes draw:style-name="dp2">
          <draw:page-thumbnail draw:style-name="gr46" draw:layer="layout" svg:width="19.798cm" svg:height="11.136cm" svg:x="0.6cm" svg:y="2.257cm" draw:page-number="1" presentation:class="page"/>
          <draw:frame presentation:style-name="pr1" draw:text-style-name="P3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47" draw:text-style-name="P34" xml:id="id29" draw:id="id29" draw:layer="layout" svg:width="7cm" svg:height="2.4cm" svg:x="12.6cm" svg:y="4.4cm">
          <text:p text:style-name="P33"><text:span text:style-name="T12">user_input( )</text:span></text:p>
          <draw:enhanced-geometry svg:viewBox="0 0 21600 21600" draw:glue-points="10800 0 0 10800 10800 21600 21600 10800" draw:type="flowchart-process" draw:enhanced-path="M 0 0 L 21600 0 21600 21600 0 21600 0 0 Z N"/>
        </draw:custom-shape>
        <draw:custom-shape draw:style-name="gr48" draw:text-style-name="P36" xml:id="id28" draw:id="id28" draw:layer="layout" svg:width="7cm" svg:height="7.8cm" svg:x="2.4cm" svg:y="1.7cm">
          <text:p text:style-name="P35"><text:span text:style-name="T13">mol_cg.pdb</text:span></text:p>
          <text:p text:style-name="P35"><text:span text:style-name="T13">molecule.map</text:span></text:p>
          <text:p text:style-name="P35"><text:span text:style-name="T13">‘</text:span><text:span text:style-name="T13">molname’</text:span></text:p>
          <text:p text:style-name="P35"><text:span text:style-name="T13">eps_intra, eps_inter</text:span></text:p>
          <text:p text:style-name="P35"><text:span text:style-name="T13">cutoff (short/long)</text:span></text:p>
          <text:p text:style-name="P35"><text:span text:style-name="T13">N(CG beads)</text:span></text:p>
          <text:p text:style-name="P35"><text:span text:style-name="T14">+ molecule.itp/to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9.4cm" svg:y1="5.6cm" svg:x2="12.6cm" svg:y2="5.6cm" draw:start-shape="id28" draw:start-glue-point="7" draw:end-shape="id29" draw:end-glue-point="5" svg:d="M9400 5600h3200" svg:viewBox="0 0 3201 1">
          <text:p/>
        </draw:connector>
        <draw:custom-shape draw:style-name="gr49" draw:text-style-name="P38" xml:id="id30" draw:id="id30" draw:layer="layout" svg:width="10.8cm" svg:height="8.4cm" svg:x="21.7cm" svg:y="1.4cm">
          <text:p text:style-name="P35"><text:span text:style-name="T13">args.s</text:span></text:p>
          <text:p text:style-name="P35"><text:span text:style-name="T13">args.f</text:span></text:p>
          <text:p text:style-name="P35"><text:span text:style-name="T14">args.itp</text:span></text:p>
          <text:p text:style-name="P35"><text:span text:style-name="T13">args.moltype</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Natoms</text:span></text:p>
          <text:p text:style-name="P35"><text:span text:style-name="T13">args.missres</text:span></text:p>
          <text:p text:style-name="P35"><text:span text:style-name="T13">...</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19.6cm" svg:y1="5.6cm" svg:x2="22.78cm" svg:y2="5.6cm" draw:start-shape="id29" draw:start-glue-point="7" draw:end-shape="id30" draw:end-glue-point="6" svg:d="M19600 5600h3180" svg:viewBox="0 0 3181 1">
          <text:p/>
        </draw:connector>
        <draw:custom-shape draw:style-name="gr47" draw:text-style-name="P34" xml:id="id31" draw:id="id31" draw:layer="layout" svg:width="7cm" svg:height="2.4cm" svg:x="2.8cm" svg:y="11.4cm">
          <text:p text:style-name="P33"><text:span text:style-name="T12">get_settings( )</text:span></text:p>
          <draw:enhanced-geometry svg:viewBox="0 0 21600 21600" draw:glue-points="10800 0 0 10800 10800 21600 21600 10800" draw:type="flowchart-process" draw:enhanced-path="M 0 0 L 21600 0 21600 21600 0 21600 0 0 Z N"/>
        </draw:custom-shape>
        <draw:custom-shape draw:style-name="gr50" draw:text-style-name="P38" xml:id="id32" draw:id="id32" draw:layer="layout" svg:width="13.899cm" svg:height="3.2cm" svg:x="12.901cm" svg:y="11cm">
          <text:p text:style-name="P35"><text:span text:style-name="T13">str: file_BB, file_OV, file_rCSU</text:span></text:p>
          <text:p text:style-name="P35"><text:span text:style-name="T13">int: header_lines, seqDist,</text:span></text:p>
          <text:p text:style-name="P35"><text:span text:style-name="T13">cols, missAt, c6c12</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8cm" svg:y1="12.6cm" svg:x2="14.291cm" svg:y2="12.6cm" draw:start-shape="id31" draw:start-glue-point="7" draw:end-shape="id32" draw:end-glue-point="6" svg:d="M9800 12600h4491" svg:viewBox="0 0 4492 1">
          <text:p/>
        </draw:connector>
        <draw:custom-shape draw:style-name="gr47" draw:text-style-name="P34" xml:id="id33" draw:id="id33" draw:layer="layout" svg:width="7cm" svg:height="2.4cm" svg:x="38.2cm" svg:y="11.4cm">
          <text:p text:style-name="P33"><text:span text:style-name="T12">read_data(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31.4cm" svg:y1="5.6cm" svg:x2="41.7cm" svg:y2="11.4cm" draw:start-shape="id30" draw:start-glue-point="9" draw:end-shape="id33" draw:end-glue-point="4" svg:d="M31400 5600h10300v5800" svg:viewBox="0 0 10301 5801">
          <text:p/>
        </draw:connector>
        <draw:connector draw:style-name="gr25" draw:text-style-name="P37" draw:layer="layout" svg:x1="25.385cm" svg:y1="12.6cm" svg:x2="38.2cm" svg:y2="12.6cm" draw:start-shape="id32" draw:start-glue-point="9" draw:end-shape="id33" draw:end-glue-point="5" svg:d="M25385 12600h12815" svg:viewBox="0 0 12816 1">
          <text:p/>
        </draw:connector>
        <draw:frame draw:style-name="gr51" draw:text-style-name="P39" draw:layer="layout" svg:width="6.7cm" svg:height="2.384cm" svg:x="35.2cm" svg:y="7.616cm">
          <draw:text-box>
            <text:p>args.s (mol_cg.pdb), args.f (molecule.map)</text:p>
          </draw:text-box>
        </draw:frame>
        <draw:frame draw:style-name="gr52" draw:text-style-name="P39" draw:layer="layout" svg:width="8.3cm" svg:height="1.673cm" svg:x="28.3cm" svg:y="11cm">
          <draw:text-box>
            <text:p>file_BB, file_OV, file_rCSU, header_lines, cols</text:p>
          </draw:text-box>
        </draw:frame>
        <draw:custom-shape draw:style-name="gr53" draw:text-style-name="P38" xml:id="id34" draw:id="id34" draw:layer="layout" svg:width="9cm" svg:height="3.4cm" svg:x="37.2cm" svg:y="16.6cm">
          <text:p text:style-name="P35"><text:span text:style-name="T13">indBB</text:span></text:p>
          <text:p text:style-name="P35"><text:span text:style-name="T13">nameAA</text:span></text:p>
          <text:p text:style-name="P35"><text:span text:style-name="T13">map_OVrCSU</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1.7cm" svg:y1="13.8cm" svg:x2="41.7cm" svg:y2="16.6cm" draw:start-shape="id33" draw:start-glue-point="6" draw:end-shape="id34" draw:end-glue-point="5" svg:d="M41700 13800v2800" svg:viewBox="0 0 1 2801">
          <text:p/>
        </draw:connector>
        <draw:custom-shape draw:style-name="gr47" draw:text-style-name="P34" xml:id="id35" draw:id="id35" draw:layer="layout" svg:width="7cm" svg:height="2.4cm" svg:x="44.4cm" svg:y="24.6cm">
          <text:p text:style-name="P33"><text:span text:style-name="T12">get_go( )</text:span></text:p>
          <draw:enhanced-geometry svg:viewBox="0 0 21600 21600" draw:glue-points="10800 0 0 10800 10800 21600 21600 10800" draw:type="flowchart-process" draw:enhanced-path="M 0 0 L 21600 0 21600 21600 0 21600 0 0 Z N"/>
        </draw:custom-shape>
        <draw:connector draw:style-name="gr25" draw:text-style-name="P37" draw:layer="layout" svg:x1="41.7cm" svg:y1="20cm" svg:x2="47.9cm" svg:y2="24.6cm" draw:start-shape="id34" draw:start-glue-point="8" draw:end-shape="id35" draw:end-glue-point="4" svg:d="M41700 20000v2301h6200v2299" svg:viewBox="0 0 6201 4601">
          <text:p/>
        </draw:connector>
        <draw:frame draw:style-name="gr52" draw:text-style-name="P39" draw:layer="layout" svg:width="4.6cm" svg:height="1.673cm" svg:x="37.2cm" svg:y="21.127cm">
          <draw:text-box>
            <text:p>indBB, map_OVrCSU</text:p>
          </draw:text-box>
        </draw:frame>
        <draw:connector draw:style-name="gr25" draw:text-style-name="P37" draw:layer="layout" svg:x1="31.4cm" svg:y1="5.6cm" svg:x2="47.9cm" svg:y2="24.6cm" draw:start-shape="id30" draw:start-glue-point="9" draw:end-shape="id35" draw:end-glue-point="4" svg:d="M31400 5600h16500v19000" svg:viewBox="0 0 16501 19001">
          <text:p/>
        </draw:connector>
        <draw:frame draw:style-name="gr54" draw:text-style-name="P39" draw:layer="layout" svg:width="6.5cm" svg:height="3.806cm" svg:x="47.9cm" svg:y="18.8cm">
          <draw:text-box>
            <text:p>args.cutoff_short, args.cutoff_long,</text:p>
            <text:p>args.go_eps_intra</text:p>
            <text:p>args.seqDist</text:p>
            <text:p>args.missres</text:p>
          </draw:text-box>
        </draw:frame>
        <draw:connector draw:style-name="gr25" draw:text-style-name="P37" draw:layer="layout" draw:line-skew="-8.05cm" svg:x1="25.385cm" svg:y1="12.6cm" svg:x2="44.4cm" svg:y2="25.8cm" draw:start-shape="id32" draw:start-glue-point="9" draw:end-shape="id35" draw:end-glue-point="5" svg:d="M25385 12600h2165v13200h16850" svg:viewBox="0 0 19016 13201">
          <text:p/>
        </draw:connector>
        <draw:frame draw:style-name="gr26" draw:text-style-name="P39" draw:layer="layout" svg:width="3.8cm" svg:height="0.962cm" svg:x="34.4cm" svg:y="24.4cm">
          <draw:text-box>
            <text:p>seqDist</text:p>
          </draw:text-box>
        </draw:frame>
        <draw:custom-shape draw:style-name="gr55" draw:text-style-name="P38" xml:id="id36" draw:id="id36" draw:layer="layout" svg:width="7.6cm" svg:height="2.599cm" svg:x="44.1cm" svg:y="29.8cm">
          <text:p text:style-name="P35"><text:span text:style-name="T13">sym_pair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9cm" svg:y1="27cm" svg:x2="47.9cm" svg:y2="29.8cm" draw:start-shape="id35" draw:start-glue-point="6" draw:end-shape="id36" draw:end-glue-point="5" svg:d="M47900 27000v2800" svg:viewBox="0 0 1 2801">
          <text:p/>
        </draw:connector>
        <draw:custom-shape draw:style-name="gr56" draw:text-style-name="P40" xml:id="id37" draw:id="id37" draw:layer="layout" svg:width="7cm" svg:height="2.4cm" svg:x="30.801cm" svg:y="35.201cm">
          <text:p text:style-name="P33"><text:span text:style-name="T12">sym_pair_sort(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44.86cm" svg:y1="31.1cm" svg:x2="37.801cm" svg:y2="36.401cm" draw:start-shape="id36" draw:start-glue-point="6" draw:end-shape="id37" draw:end-glue-point="7" svg:d="M44860 31100h-3909v5301h-3150" svg:viewBox="0 0 7060 5302">
          <text:p/>
        </draw:connector>
        <draw:custom-shape draw:style-name="gr57" draw:text-style-name="P40" xml:id="id38" draw:id="id38" draw:layer="layout" svg:width="8.002cm" svg:height="2.4cm" svg:x="3.798cm" svg:y="34.6cm">
          <text:p text:style-name="P33"><text:span text:style-name="T12">assign_chain_ids(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11.8cm" svg:y1="35.8cm" svg:x2="15.6cm" svg:y2="35.8cm" draw:start-shape="id38" draw:start-glue-point="7" draw:end-shape="id39" draw:end-glue-point="6" svg:d="M11800 35800h3800" svg:viewBox="0 0 3801 1">
          <text:p/>
        </draw:connector>
        <draw:connector draw:style-name="gr25" draw:text-style-name="P37" draw:layer="layout" svg:x1="24.38cm" svg:y1="35.8cm" svg:x2="30.801cm" svg:y2="36.401cm" draw:start-shape="id39" draw:start-glue-point="9" draw:end-shape="id37" draw:end-glue-point="5" svg:d="M24380 35800h3771v601h2650" svg:viewBox="0 0 6422 602">
          <text:p/>
        </draw:connector>
        <draw:custom-shape draw:style-name="gr58" draw:text-style-name="P38" xml:id="id40" draw:id="id40" draw:layer="layout" svg:width="10.2cm" svg:height="2.199cm" svg:x="2.7cm" svg:y="30.301cm">
          <text:p text:style-name="P35"><text:span text:style-name="T13">new_chain_begins[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7.8cm" svg:y1="32.5cm" svg:x2="7.799cm" svg:y2="34.6cm" draw:start-shape="id40" draw:start-glue-point="8" draw:end-shape="id38" draw:end-glue-point="4" svg:d="M7800 32500v1050h-1v1050" svg:viewBox="0 0 2 2101">
          <text:p/>
        </draw:connector>
        <draw:custom-shape draw:style-name="gr57" draw:text-style-name="P40" xml:id="id41" draw:id="id41" draw:layer="layout" svg:width="8.002cm" svg:height="2.4cm" svg:x="3.799cm" svg:y="25.701cm">
          <text:p text:style-name="P33"><text:span text:style-name="T12">find_chain_heads( )</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59" draw:text-style-name="P38" xml:id="id39" draw:id="id39" draw:layer="layout" svg:width="11cm" svg:height="2.599cm" svg:x="14.5cm" svg:y="34.5cm">
            <text:p text:style-name="P35"><text:span text:style-name="T13">system_pdb_data_out[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26" draw:text-style-name="P39" draw:layer="layout" svg:width="3.8cm" svg:height="0.962cm" svg:x="20.2cm" svg:y="33.4cm">
            <draw:text-box>
              <text:p>= out_pdb</text:p>
            </draw:text-box>
          </draw:frame>
        </draw:g>
        <draw:custom-shape draw:style-name="gr57" draw:text-style-name="P40" xml:id="id43" draw:id="id43" draw:layer="layout" svg:width="8.002cm" svg:height="2.4cm" svg:x="3.8cm" svg:y="17.702cm">
          <text:p text:style-name="P33"><text:span text:style-name="T12">read_pdb(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5" draw:text-style-name="P37" draw:layer="layout" svg:x1="7.8cm" svg:y1="28.101cm" svg:x2="7.8cm" svg:y2="30.301cm" draw:start-shape="id41" draw:start-glue-point="6" draw:end-shape="id40" draw:end-glue-point="5" svg:d="M7800 28101v2200" svg:viewBox="0 0 1 2201">
          <text:p/>
        </draw:connector>
        <draw:custom-shape draw:style-name="gr58" draw:text-style-name="P38" xml:id="id42" draw:id="id42" draw:layer="layout" svg:width="10.2cm" svg:height="2.199cm" svg:x="2.7cm" svg:y="21.7cm">
          <text:p text:style-name="P35"><text:span text:style-name="T13">pdb_data[ ]</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52" draw:text-style-name="P39" draw:layer="layout" svg:width="6.2cm" svg:height="1.673cm" svg:x="12.4cm" svg:y="22.3cm">
          <draw:text-box>
            <text:p>=system_pdb_data,</text:p>
            <text:p>all CG particles ()</text:p>
          </draw:text-box>
        </draw:frame>
        <draw:connector draw:style-name="gr25" draw:text-style-name="P37" draw:layer="layout" svg:x1="7.8cm" svg:y1="23.899cm" svg:x2="7.8cm" svg:y2="25.701cm" draw:start-shape="id42" draw:start-glue-point="8" draw:end-shape="id41" draw:end-glue-point="4" svg:d="M7800 23899v1802" svg:viewBox="0 0 1 1803">
          <text:p/>
        </draw:connector>
        <draw:connector draw:style-name="gr25" draw:text-style-name="P37" draw:layer="layout" svg:x1="7.801cm" svg:y1="20.102cm" svg:x2="7.8cm" svg:y2="21.7cm" draw:start-shape="id43" draw:start-glue-point="6" draw:end-shape="id42" draw:end-glue-point="5" svg:d="M7801 20102v799h-1v799" svg:viewBox="0 0 2 1599">
          <text:p/>
        </draw:connector>
        <draw:custom-shape draw:style-name="gr60" draw:text-style-name="P36" xml:id="id44" draw:id="id44" draw:layer="layout" svg:width="4.4cm" svg:height="1.6cm" svg:x="5.6cm" svg:y="14.7cm">
          <text:p text:style-name="P35"><text:span text:style-name="T13">.pdb</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7.8cm" svg:y1="16.174cm" svg:x2="7.801cm" svg:y2="17.702cm" draw:start-shape="id44" draw:start-glue-point="6" draw:end-shape="id43" draw:end-glue-point="4" svg:d="M7800 16174v827h1v701" svg:viewBox="0 0 2 1529">
          <text:p/>
        </draw:connector>
        <draw:custom-shape draw:style-name="gr61" draw:text-style-name="P38" xml:id="id45" draw:id="id45" draw:layer="layout" svg:width="10cm" svg:height="4.299cm" svg:x="29.3cm" svg:y="40.101cm">
          <text:p text:style-name="P35"><text:span text:style-name="T13">sym_pairs_intra[ ]</text:span></text:p>
          <text:p text:style-name="P35"><text:span text:style-name="T13">sym_pairs_inter[ ]</text:span></text:p>
          <text:p text:style-name="P35"><text:span text:style-name="T13">resnr_intra[ ]</text:span></text:p>
          <text:p text:style-name="P41"><text:span text:style-name="T13">resnr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4.301cm" svg:y1="37.601cm" svg:x2="34.3cm" svg:y2="40.101cm" draw:start-shape="id37" draw:start-glue-point="6" draw:end-shape="id45" draw:end-glue-point="5" svg:d="M34301 37601v1250h-1v1250" svg:viewBox="0 0 2 2501">
          <text:p/>
        </draw:connector>
        <draw:custom-shape draw:style-name="gr62" draw:text-style-name="P40" xml:id="id49" draw:id="id49" draw:layer="layout" svg:width="8.8cm" svg:height="2.4cm" svg:x="24.2cm" svg:y="73cm">
          <text:p text:style-name="P33"><text:span text:style-name="T12">write_include_files(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3" draw:text-style-name="P42" xml:id="id46" draw:id="id46" draw:layer="layout" svg:width="12.8cm" svg:height="2.4cm" svg:x="2.7cm" svg:y="48.9cm">
          <text:p text:style-name="P33"><text:span text:style-name="T12">get_bb_pair_sigma_epsilon(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30.3cm" svg:y1="42.251cm" svg:x2="9.1cm" svg:y2="48.9cm" draw:start-shape="id45" draw:start-glue-point="6" draw:end-shape="id46" draw:end-glue-point="4" svg:d="M30300 42251h-21200v6649" svg:viewBox="0 0 21201 6650">
            <text:p/>
          </draw:connector>
          <draw:frame draw:style-name="gr26" draw:text-style-name="P39" draw:layer="layout" svg:width="7cm" svg:height="0.962cm" svg:x="19.8cm" svg:y="42.6cm">
            <draw:text-box>
              <text:p>sym_pairs_inter[ ]</text:p>
            </draw:text-box>
          </draw:frame>
        </draw:g>
        <draw:custom-shape draw:style-name="gr64" draw:text-style-name="P36" xml:id="id47" draw:id="id47" draw:layer="layout" svg:width="7cm" svg:height="2.4cm" svg:x="1.4cm" svg:y="42.8cm">
          <text:p text:style-name="P35"><text:span text:style-name="T13">martini_v3.0.0.itp,</text:span></text:p>
          <text:p text:style-name="P35"><text:span text:style-name="T13">molecule.itp</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5" draw:text-style-name="P37" draw:layer="layout" svg:x1="4.9cm" svg:y1="45.01cm" svg:x2="2.7cm" svg:y2="50.1cm" draw:start-shape="id47" draw:start-glue-point="6" draw:end-shape="id46" draw:end-glue-point="5" svg:d="M4900 45010v2041h-2718v3049h518" svg:viewBox="0 0 2719 5091">
          <text:p/>
        </draw:connector>
        <draw:custom-shape draw:style-name="gr65" draw:text-style-name="P43" xml:id="id48" draw:id="id48" draw:layer="layout" svg:width="10cm" svg:height="2.599cm" svg:x="2.2cm" svg:y="53.6cm">
          <text:p text:style-name="P35"><text:span text:style-name="T13">D_pairs_inter[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1cm" svg:y1="51.3cm" svg:x2="8.2cm" svg:y2="53.6cm" draw:start-shape="id46" draw:start-glue-point="6" draw:end-shape="id48" draw:end-glue-point="4" svg:d="M9100 51300v1150h-900v1150" svg:viewBox="0 0 901 2301">
          <text:p/>
        </draw:connector>
        <draw:connector draw:style-name="gr25" draw:text-style-name="P37" draw:layer="layout" svg:x1="34.3cm" svg:y1="44.4cm" svg:x2="28.6cm" svg:y2="73cm" draw:start-shape="id45" draw:start-glue-point="8" draw:end-shape="id49" draw:end-glue-point="4" svg:d="M34300 44400v14300h-5700v14300" svg:viewBox="0 0 5701 28601">
          <text:p/>
        </draw:connector>
        <draw:connector draw:style-name="gr25" draw:text-style-name="P37" draw:layer="layout" svg:x1="11.182cm" svg:y1="54.9cm" svg:x2="24.2cm" svg:y2="74.2cm" draw:start-shape="id48" draw:start-glue-point="9" draw:end-shape="id49" draw:end-glue-point="5" svg:d="M11182 54900h7019v19300h5999" svg:viewBox="0 0 13019 19301">
          <text:p/>
        </draw:connector>
        <draw:custom-shape draw:style-name="gr66" draw:text-style-name="P38" xml:id="id50" draw:id="id50" draw:layer="layout" svg:width="10.6cm" svg:height="5.2cm" svg:x="23.3cm" svg:y="77.4cm">
          <text:p text:style-name="P35"><text:span text:style-name="T13">included itps:</text:span></text:p>
          <text:p text:style-name="P35"><text:span text:style-name="T13"/></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28.6cm" svg:y1="75.4cm" svg:x2="28.6cm" svg:y2="77.4cm" draw:start-shape="id49" draw:start-glue-point="6" draw:end-shape="id50" draw:end-glue-point="4" svg:d="M28600 75400v2000" svg:viewBox="0 0 1 2001">
          <text:p/>
        </draw:connector>
        <draw:path draw:style-name="gr67" draw:text-style-name="P37" draw:layer="layout" svg:width="24.842cm" svg:height="15.838cm" draw:transform="skewX (1.89351346459898E-017) rotate (-3.03111331193855) translate (27.3092044269828cm 38.3313573397769cm)" svg:viewBox="0 0 24843 15839" svg:d="M18737 15525c536-57 1044 46 1593 32 589-16 1256 202 1759-144 514-355 857-909 1221-1414 342-475 640-1013 712-1615 103-848 324-1682 568-2502 150-507 409-1107 127-1583-376-634-222-1282-414-1934-161-545-323-1092-448-1647-164-730-795-1007-1360-1263-590-269-1317-177-1880-500-596-341-1141-229-1684-526-451-246-981-172-1472-259-771-138-1492-460-2252-638-671-157-1287-464-1972-557-604-83-1202-149-1806-297-717-177-1449-202-2183-388-823-207-1686-325-2534-281-595 32-1108 399-1705 537-585 134-1139 9-1754 96-701 99-1450 251-1928 802-448 517-677 1179-929 1834-213 556-170 1118-329 1657-213 718 122 1415 457 1986 384 656 1004 1136 1716 1546 874 503 1716 1004 2476 1679 543 482 1264 715 1859 1126 656 453 1433 690 2046 1195 486 400 1092 417 1610 759 499 329 961 753 1546 898 604 150 1056 521 1732 530 519 7 1013 222 1504 409 557 213 1069 198 1598 419 462 193 949 369 1461 356l548-133 505-185">
          <text:p/>
        </draw:path>
        <draw:path draw:style-name="gr67" draw:text-style-name="P37" draw:layer="layout" svg:width="17.388cm" svg:height="10.745cm" svg:x="2.239cm" svg:y="14.432cm" svg:viewBox="0 0 17389 10746" svg:d="M8344 144c-864 90-1733 36-2598 48-529 8-1060 37-1587 0-684-48-1338 162-1972 385-555 195-1069 561-1299 1107-217 516-573 987-674 1539-92 503-90 1034 0 1539 100 563-312 931-192 1492 101 470 236 917 96 1443-123 463 134 980 0 1443-267 926 1005 735 1443 914 657 269 1192 218 1828 337 568 107 1148-11 1732-96 506-74 1027-12 1539 0 561 14 1156-135 1684 96 704 308 1395 150 2117 288 551 105 1126 73 1683 0 556-73 1087-214 1636-384 493-153 1006-214 1491-385 494-175 1010 82 1444-289 539-461 571-1152 625-1780 45-522 167-1081-289-1539-504-505-726-1239-1491-1540-710-279-1446-473-2069-914-615-435-1206-876-1779-1395-470-425-1049-719-1636-962-640-265-834-1039-1539-1202l-578-193-192-96">
          <text:p/>
        </draw:path>
        <draw:path draw:style-name="gr67" draw:text-style-name="P37" draw:layer="layout" svg:width="19.796cm" svg:height="1.947cm" draw:transform="rotate (0.357967029584037) translate (19.146cm 20.493cm)" svg:viewBox="0 0 19797 1948" svg:d="M0 0c682 301 1470-225 2140 184 546 334 1204 382 1824 478 688 106 1365 270 2039 454 571 156 1179 109 1757 246 733 174 1416 171 2213 263 788 92 1245 316 1998 286 782-32 1524 30 2298 37 602 5 1201-93 1802-147 845-76 1578-723 2443-628 296 33 1455-1558 1222-108-154 956-631 566-913-32-640-1362 307-358 653-372l321-35">
          <text:p/>
        </draw:path>
        <draw:path draw:style-name="gr67" draw:text-style-name="P37" draw:layer="layout" svg:width="16.35cm" svg:height="15.657cm" draw:transform="rotate (1.68127566844614) translate (23.6054048934423cm 36.1176172941527cm)" svg:viewBox="0 0 16351 15658" svg:d="M6804 91c687 510 1206-503 1923 117 553 478 1174 859 1743 1307 647 510 826 1375 1488 1859 587 429 1065 978 1472 1566 488 707 1263 1255 1408 2142 105 638 673 1027 787 1635 110 590 353 1113 388 1738 31 570 244 1104 297 1678 68 733 90 1542-244 2199-275 544-1047 631-1635 787-577 153-1038 568-1706 537-589-27-1155-42-1732-96-558-51-1116-123-1674-185-637-71-1274-150-1912-212-660-65-1241-425-1870-595-579-157-1103-442-1679-573-707-160-1034-852-1732-967-628-103-1028-852-1647-860-1098-15-19 1572 383 1349 535-297 294-1206 201-1817l-482 431-245 456-5 48">
          <text:p/>
        </draw:path>
        <draw:custom-shape draw:style-name="gr56" draw:text-style-name="P40" xml:id="id51" draw:id="id51" draw:layer="layout" svg:width="7cm" svg:height="2.4cm" svg:x="50.4cm" svg:y="41cm">
          <text:p text:style-name="P33"><text:span text:style-name="T12">“</text:span><text:span text:style-name="T12">update_pdb”( )</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68" draw:text-style-name="P45" draw:layer="layout" svg:width="7.949cm" svg:height="1.599cm" svg:x="35.8cm" svg:y="1.601cm">
          <text:p text:style-name="P44"><text:span text:style-name="T15">args.moltype = file_pref</text:span></text:p>
          <draw:enhanced-geometry svg:viewBox="0 0 21600 21600" draw:mirror-horizontal="false" draw:type="line-callout-1" draw:modifiers="-9694.18867924528 25812 -679.245283018868 7492.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25" draw:text-style-name="P37" draw:layer="layout" svg:x1="31.4cm" svg:y1="5.6cm" svg:x2="53.9cm" svg:y2="41cm" draw:start-shape="id30" draw:start-glue-point="9" draw:end-shape="id51" draw:end-glue-point="4" svg:d="M31400 5600h22500v35400" svg:viewBox="0 0 22501 35401">
          <text:p/>
        </draw:connector>
        <draw:frame draw:style-name="gr69" draw:text-style-name="P39" draw:layer="layout" svg:width="4.2cm" svg:height="1.2cm" svg:x="54.2cm" svg:y="34.8cm">
          <draw:text-box>
            <text:p>args.moltype</text:p>
          </draw:text-box>
        </draw:frame>
        <draw:connector draw:style-name="gr25" draw:text-style-name="P37" draw:layer="layout" svg:x1="24.38cm" svg:y1="35.8cm" svg:x2="53.9cm" svg:y2="41cm" draw:start-shape="id39" draw:start-glue-point="9" draw:end-shape="id51" draw:end-glue-point="4" svg:d="M24380 35800h29520v5200" svg:viewBox="0 0 29521 5201">
          <text:p/>
        </draw:connector>
        <draw:frame draw:style-name="gr26" draw:text-style-name="P39" draw:layer="layout" svg:width="3.8cm" svg:height="0.962cm" svg:x="48.4cm" svg:y="36.038cm">
          <draw:text-box>
            <text:p>out_pdb[ ]</text:p>
          </draw:text-box>
        </draw:frame>
        <draw:g>
          <draw:connector draw:style-name="gr25" draw:text-style-name="P37" draw:layer="layout" svg:x1="38.282cm" svg:y1="42.251cm" svg:x2="53.9cm" svg:y2="41cm" draw:start-shape="id45" draw:start-glue-point="9" draw:end-shape="id51" draw:end-glue-point="4" svg:d="M38282 42251h6569v-1769h9049v518" svg:viewBox="0 0 15619 1770">
            <text:p/>
          </draw:connector>
          <draw:frame draw:style-name="gr52" draw:text-style-name="P39" draw:layer="layout" svg:width="6.6cm" svg:height="1.673cm" svg:x="45.4cm" svg:y="38.8cm">
            <draw:text-box>
              <text:p>resnr_intra[ ]</text:p>
              <text:p>resnr_inter[ ]</text:p>
            </draw:text-box>
          </draw:frame>
        </draw:g>
        <draw:custom-shape draw:style-name="gr70" draw:text-style-name="P38" xml:id="id52" draw:id="id52" draw:layer="layout" svg:width="7.2cm" svg:height="2.4cm" svg:x="50.3cm" svg:y="63.6cm">
          <text:p text:style-name="P35"><text:span text:style-name="T13">updated_mol_cg.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53.9cm" svg:y1="43.4cm" svg:x2="53.9cm" svg:y2="63.6cm" draw:start-shape="id51" draw:start-glue-point="6" draw:end-shape="id52" draw:end-glue-point="4" svg:d="M53900 43400v20200" svg:viewBox="0 0 1 20201">
          <text:p/>
        </draw:connector>
        <draw:custom-shape draw:style-name="gr71" draw:text-style-name="P38" xml:id="id53" draw:id="id53" draw:layer="layout" svg:width="9.4cm" svg:height="4.6cm" svg:x="43.8cm" svg:y="49.4cm">
          <text:p text:style-name="P35"><text:span text:style-name="T13">vwb_excl[ ]</text:span></text:p>
          <text:p text:style-name="P35"><text:span text:style-name="T13">vwc_excl[ ]</text:span></text:p>
          <text:p text:style-name="P35"><text:span text:style-name="T13">vwd_excl[ ]</text:span></text:p>
          <text:p text:style-name="P35"><text:span text:style-name="T13">virtual_sites[ ]</text:span></text:p>
          <text:p text:style-name="P35"><text:span text:style-name="T13">upd_out_pdb[ ]</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53.9cm" svg:y1="43.4cm" svg:x2="49.44cm" svg:y2="49.4cm" draw:start-shape="id51" draw:start-glue-point="6" draw:end-shape="id53" draw:end-glue-point="4" svg:d="M53900 43400v3001h-4460v2999" svg:viewBox="0 0 4461 6001">
          <text:p/>
        </draw:connector>
        <draw:custom-shape draw:style-name="gr56" draw:text-style-name="P40" xml:id="id54" draw:id="id54" draw:layer="layout" svg:width="7cm" svg:height="2.4cm" svg:x="39cm" svg:y="60cm">
          <text:p text:style-name="P33"><text:span text:style-name="T12">get_exclusions( )</text:span></text:p>
          <draw:enhanced-geometry svg:viewBox="0 0 21600 21600" draw:mirror-vertical="false" draw:mirror-horizontal="false" draw:glue-points="10800 0 0 10800 10800 21600 21600 10800" draw:type="flowchart-process" draw:enhanced-path="M 0 0 L 21600 0 21600 21600 0 21600 0 0 Z N"/>
        </draw:custom-shape>
        <draw:g>
          <draw:connector draw:style-name="gr25" draw:text-style-name="P37" draw:layer="layout" svg:x1="48.5cm" svg:y1="54cm" svg:x2="42.5cm" svg:y2="60cm" draw:start-shape="id53" draw:start-glue-point="8" draw:end-shape="id54" draw:end-glue-point="4" svg:d="M48500 54000v3001h-6000v2999" svg:viewBox="0 0 6001 6001">
            <text:p/>
          </draw:connector>
          <draw:frame draw:style-name="gr51" draw:text-style-name="P39" draw:layer="layout" svg:width="3.9cm" svg:height="2.384cm" svg:x="47.9cm" svg:y="56.616cm">
            <draw:text-box>
              <text:p>vwb_excl[ ]</text:p>
              <text:p text:style-name="P46">vwc_excl[ ]</text:p>
              <text:p text:style-name="P46">vwd_excl[ ]</text:p>
            </draw:text-box>
          </draw:frame>
        </draw:g>
        <draw:g>
          <draw:connector draw:style-name="gr25" draw:text-style-name="P37" draw:layer="layout" svg:x1="38.282cm" svg:y1="42.251cm" svg:x2="39cm" svg:y2="61.2cm" draw:start-shape="id45" draw:start-glue-point="9" draw:end-shape="id54" draw:end-glue-point="5" svg:d="M38282 42251h1537v9949h-1337v9000h518" svg:viewBox="0 0 1538 18950">
            <text:p/>
          </draw:connector>
          <draw:frame draw:style-name="gr72" draw:text-style-name="P39" draw:layer="layout" svg:width="5.8cm" svg:height="2cm" draw:transform="rotate (1.5707963267949) translate (39cm 59.4cm)">
            <draw:text-box>
              <text:p>sym_pairs_intra[ ]</text:p>
              <text:p>sym_pairs_inter[ ]</text:p>
            </draw:text-box>
          </draw:frame>
        </draw:g>
        <draw:custom-shape draw:style-name="gr73" draw:text-style-name="P38" xml:id="id55" draw:id="id55" draw:layer="layout" svg:width="7.8cm" svg:height="4.6cm" svg:x="38.6cm" svg:y="66.4cm">
          <text:p text:style-name="P35"><text:span text:style-name="T13">excl_b</text:span></text:p>
          <text:p text:style-name="P35"><text:span text:style-name="T13">excl_c</text:span></text:p>
          <text:p text:style-name="P35"><text:span text:style-name="T13">excl_d</text:span></text:p>
          <text:p text:style-name="P35"><text:span text:style-name="T13">intra_pairs</text:span></text:p>
          <text:p text:style-name="P35"><text:span text:style-name="T13">inter_pair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2.5cm" svg:y1="62.4cm" svg:x2="42.5cm" svg:y2="66.4cm" draw:start-shape="id54" draw:start-glue-point="6" draw:end-shape="id55" draw:end-glue-point="5" svg:d="M42500 62400v4000" svg:viewBox="0 0 1 4001">
          <text:p/>
        </draw:connector>
        <draw:connector draw:style-name="gr25" draw:text-style-name="P37" draw:layer="layout" draw:line-skew="20.059cm" svg:x1="27.1cm" svg:y1="9.5cm" svg:x2="28.6cm" svg:y2="73cm" draw:end-shape="id49" draw:end-glue-point="4" svg:d="M27100 9500v51550h1500v11950" svg:viewBox="0 0 1501 63501">
          <text:p/>
        </draw:connector>
        <draw:frame draw:style-name="gr74" draw:text-style-name="P39" draw:layer="layout" svg:width="4.2cm" svg:height="3.095cm" svg:x="28cm" svg:y="50.305cm">
          <draw:text-box>
            <text:p>args.moltype</text:p>
            <text:p>args.missres</text:p>
            <text:p>go_eps_intra</text:p>
            <text:p>go_eps_inter</text:p>
          </draw:text-box>
        </draw:frame>
        <draw:connector draw:style-name="gr25" draw:text-style-name="P37" draw:layer="layout" draw:line-skew="18.249cm" svg:x1="19.851cm" svg:y1="14.2cm" svg:x2="28.6cm" svg:y2="73cm" draw:start-shape="id32" draw:start-glue-point="8" draw:end-shape="id49" draw:end-glue-point="4" svg:d="M19851 14200v47650h8749v11150" svg:viewBox="0 0 8750 58801">
          <text:p/>
        </draw:connector>
        <draw:frame draw:style-name="gr52" draw:text-style-name="P39" draw:layer="layout" svg:width="4.6cm" svg:height="1.673cm" svg:x="21.8cm" svg:y="62cm">
          <draw:text-box>
            <text:p>missAt</text:p>
            <text:p>c6c12</text:p>
          </draw:text-box>
        </draw:frame>
        <draw:frame draw:style-name="gr75" draw:text-style-name="P39" draw:layer="layout" svg:width="5.8cm" svg:height="1.8cm" draw:transform="rotate (1.5707963267949) translate (34.4cm 50.6cm)">
          <draw:text-box>
            <text:p>sym_pairs_intra[ ]</text:p>
            <text:p text:style-name="P46">sym_pairs_inter[ ]</text:p>
          </draw:text-box>
        </draw:frame>
        <draw:connector draw:style-name="gr25" draw:text-style-name="P37" draw:layer="layout" svg:x1="42.5cm" svg:y1="71cm" svg:x2="28.6cm" svg:y2="73cm" draw:start-shape="id55" draw:start-glue-point="8" draw:end-shape="id49" draw:end-glue-point="4" svg:d="M42500 71000v1001h-13900v999" svg:viewBox="0 0 13901 2001">
          <text:p/>
        </draw:connector>
        <draw:frame draw:style-name="gr72" draw:text-style-name="P39" draw:layer="layout" svg:width="7cm" svg:height="2cm" svg:x="34cm" svg:y="72.2cm">
          <draw:text-box>
            <text:p>excl_b, excl_c, excl_d</text:p>
            <text:p>intra_pairs, inter_pairs</text:p>
          </draw:text-box>
        </draw:frame>
        <draw:connector draw:style-name="gr25" draw:text-style-name="P37" draw:layer="layout" draw:line-skew="1.499cm" svg:x1="47.542cm" svg:y1="54cm" svg:x2="28.6cm" svg:y2="73cm" draw:start-shape="id53" draw:start-glue-point="7" draw:end-shape="id49" draw:end-glue-point="4" svg:d="M47542 54000v11000h-18942v8000" svg:viewBox="0 0 18943 19001">
          <text:p/>
        </draw:connector>
        <draw:frame draw:style-name="gr52" draw:text-style-name="P39" draw:layer="layout" svg:width="6cm" svg:height="1.673cm" svg:x="29.647cm" svg:y="65.197cm">
          <draw:text-box>
            <text:p>vitual_sites[ ]</text:p>
            <text:p>upd_out_pdb[ ]</text:p>
          </draw:text-box>
        </draw:frame>
        <draw:custom-shape draw:style-name="gr76" draw:text-style-name="P40" xml:id="id56" draw:id="id56" draw:layer="layout" svg:width="9.4cm" svg:height="2.4cm" svg:x="49.2cm" svg:y="1cm">
          <text:p text:style-name="P33"><text:span text:style-name="T12">write_main_top_files( )</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draw:line-skew="6.549cm" svg:x1="31.4cm" svg:y1="5.6cm" svg:x2="49.2cm" svg:y2="2.2cm" draw:start-shape="id30" draw:start-glue-point="9" draw:end-shape="id56" draw:end-glue-point="5" svg:d="M31400 5600h16000v-3400h1800" svg:viewBox="0 0 17801 3401">
          <text:p/>
        </draw:connector>
        <draw:frame draw:style-name="gr52" draw:text-style-name="P39" draw:layer="layout" svg:width="5.2cm" svg:height="1.673cm" svg:x="47.6cm" svg:y="3.4cm">
          <draw:text-box>
            <text:p>args.moltype</text:p>
            <text:p><text:span text:style-name="T16">args.itp</text:span></text:p>
          </draw:text-box>
        </draw:frame>
        <presentation:notes draw:style-name="dp2">
          <draw:page-thumbnail draw:style-name="gr46" draw:layer="layout" svg:width="19.798cm" svg:height="11.136cm" svg:x="0.6cm" svg:y="2.257cm" draw:page-number="2" presentation:class="page"/>
          <draw:frame presentation:style-name="pr2" draw:text-style-name="P3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77" draw:text-style-name="P40" xml:id="id57" draw:id="id57" draw:layer="layout" svg:width="7cm" svg:height="2.4cm" svg:x="13.8cm" svg:y="7.4cm">
          <text:p text:style-name="P33"><text:span text:style-name="T17">user_input</text:span><text:span text:style-name="T12">( )</text:span></text:p>
          <draw:enhanced-geometry svg:viewBox="0 0 21600 21600" draw:glue-points="10800 0 0 10800 10800 21600 21600 10800" draw:type="flowchart-process" draw:enhanced-path="M 0 0 L 21600 0 21600 21600 0 21600 0 0 Z N"/>
        </draw:custom-shape>
        <draw:custom-shape draw:style-name="gr78" draw:text-style-name="P49" xml:id="id78" draw:id="id78" draw:layer="layout" svg:width="8cm" svg:height="11.4cm" svg:x="2.3cm" svg:y="2.9cm">
          <text:p text:style-name="P47"><text:span text:style-name="T13">-s</text:span><text:span text:style-name="T13"><text:tab/></text:span><text:span text:style-name="T18">mol_cg.pdb</text:span></text:p>
          <text:p text:style-name="P47"><text:span text:style-name="T13">-f</text:span><text:span text:style-name="T13"><text:tab/></text:span><text:span text:style-name="T18">molecule.map</text:span></text:p>
          <text:p text:style-name="P48"><text:span text:style-name="T19">-i</text:span><text:span text:style-name="T19"><text:tab/></text:span><text:span text:style-name="T20">molecule.itp</text:span></text:p>
          <text:p text:style-name="P48"><text:span text:style-name="T21">--nb </text:span><text:span text:style-name="T22">martini...go.itp</text:span></text:p>
          <text:p text:style-name="P47"><text:span text:style-name="T13">--moltype</text:span><text:span text:style-name="T13"><text:tab/></text:span><text:span text:style-name="T13">‘molname’</text:span></text:p>
          <text:p text:style-name="P47"><text:span text:style-name="T13">--eps_intra, --eps_inter</text:span></text:p>
          <text:p text:style-name="P47"><text:span text:style-name="T13">--cutoff_[short / long]</text:span></text:p>
          <text:p text:style-name="P47"><text:span text:style-name="T13">--missres</text:span></text:p>
          <text:p text:style-name="P47"><text:span text:style-name="T13">--bb_cutoff</text:span></text:p>
          <text:p text:style-name="P47"><text:span text:style-name="T13">--chain_sort</text:span></text:p>
          <text:p text:style-name="P47"><text:span text:style-name="T13">--chain_file</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79" draw:text-style-name="P38" xml:id="id58" draw:id="id58" draw:layer="layout" svg:width="10.8cm" svg:height="10.4cm" svg:x="19.3cm" svg:y="10.6cm">
          <text:p text:style-name="P35"><text:span text:style-name="T13">args.s</text:span></text:p>
          <text:p text:style-name="P35"><text:span text:style-name="T13">args.f</text:span></text:p>
          <text:p text:style-name="P35"><text:span text:style-name="T19">args.i</text:span></text:p>
          <text:p text:style-name="P35"><text:span text:style-name="T19">args.nb</text:span></text:p>
          <text:p text:style-name="P35"><text:span text:style-name="T13">args.moltype (</text:span><text:span text:style-name="T14">file_pref</text:span><text:span text:style-name="T13">)</text:span></text:p>
          <text:p text:style-name="P35"><text:span text:style-name="T13">args.go_eps_inter</text:span></text:p>
          <text:p text:style-name="P35"><text:span text:style-name="T13">args.go_eps_intra</text:span></text:p>
          <text:p text:style-name="P35"><text:span text:style-name="T13">args.cutoff_short</text:span></text:p>
          <text:p text:style-name="P35"><text:span text:style-name="T13">args.cutoff_long</text:span></text:p>
          <text:p text:style-name="P35"><text:span text:style-name="T13">args.missres</text:span></text:p>
          <text:p text:style-name="P35"><text:span text:style-name="T13">args.bb_cutoff</text:span></text:p>
          <text:p text:style-name="P35"><text:span text:style-name="T13">args.chain_sort</text:span></text:p>
          <text:p text:style-name="P35"><text:span text:style-name="T13">args.chain_fi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80" draw:text-style-name="P37" draw:layer="layout" svg:x1="20.8cm" svg:y1="8.6cm" svg:x2="24.7cm" svg:y2="10.6cm" draw:start-shape="id57" draw:start-glue-point="7" draw:end-shape="id58" draw:end-glue-point="5" svg:d="M20800 8600h3900v2000" svg:viewBox="0 0 3901 2001">
          <text:p/>
        </draw:connector>
        <draw:custom-shape draw:style-name="gr81" draw:text-style-name="P51" xml:id="id59" draw:id="id59" draw:layer="layout" svg:width="9.4cm" svg:height="4.6cm" svg:x="34.4cm" svg:y="4.6cm">
          <text:p text:style-name="P50"><text:span text:style-name="T17">write_main_top_files</text:span><text:span text:style-name="T12">(</text:span></text:p>
          <text:p text:style-name="P50"><text:span text:style-name="T12">args.moltype,</text:span></text:p>
          <text:p text:style-name="P50"><text:span text:style-name="T12">args.i,</text:span></text:p>
          <text:p text:style-name="P50"><text:span text:style-name="T12">fnames)</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4.4cm" svg:y2="6.9cm" draw:start-shape="id58" draw:start-glue-point="9" draw:end-shape="id59" draw:end-glue-point="5" svg:d="M29000 15800h3251v-8900h2149" svg:viewBox="0 0 5401 8901">
          <text:p/>
        </draw:connector>
        <draw:custom-shape draw:style-name="gr82" draw:text-style-name="P53" xml:id="id60" draw:id="id60" draw:layer="layout" svg:width="8.8cm" svg:height="3cm" svg:x="48cm" svg:y="5.4cm">
          <text:p text:style-name="P52"><text:span text:style-name="T13">(file_pref)_go.itp</text:span></text:p>
          <text:p text:style-name="P52"><text:span text:style-name="T13">(file_pref)_go.to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43.8cm" svg:y1="6.9cm" svg:x2="48cm" svg:y2="6.9cm" draw:start-shape="id59" draw:start-glue-point="7" draw:end-shape="id60" draw:end-glue-point="5" svg:d="M43800 6900h4200" svg:viewBox="0 0 4201 1">
          <text:p/>
        </draw:connector>
        <draw:custom-shape draw:style-name="gr56" draw:text-style-name="P40" xml:id="id61" draw:id="id61" draw:layer="layout" svg:width="7cm" svg:height="2.4cm" svg:x="7.8cm" svg:y="20.4cm">
          <text:p text:style-name="P33"><text:span text:style-name="T17">get_settings</text:span><text:span text:style-name="T12">( )</text:span></text:p>
          <draw:enhanced-geometry svg:viewBox="0 0 21600 21600" draw:glue-points="10800 0 0 10800 10800 21600 21600 10800" draw:type="flowchart-process" draw:enhanced-path="M 0 0 L 21600 0 21600 21600 0 21600 0 0 Z N"/>
        </draw:custom-shape>
        <draw:custom-shape draw:style-name="gr83" draw:text-style-name="P38" xml:id="id62" draw:id="id62" draw:layer="layout" svg:width="7.8cm" svg:height="3.8cm" svg:x="7.4cm" svg:y="25.2cm">
          <text:p text:style-name="P35"><text:span text:style-name="T14">seqDist = 4</text:span></text:p>
          <text:p text:style-name="P35"><text:span text:style-name="T14">missAt = 0</text:span></text:p>
          <text:p text:style-name="P35"><text:span text:style-name="T13">c6c12 = 0</text:span></text:p>
          <text:p text:style-name="P35"><text:span text:style-name="T13">fname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11.3cm" svg:y1="22.8cm" svg:x2="11.3cm" svg:y2="25.2cm" draw:start-shape="id61" draw:start-glue-point="6" draw:end-shape="id62" draw:end-glue-point="5" svg:d="M11300 22800v2400" svg:viewBox="0 0 1 2401">
          <text:p/>
        </draw:connector>
        <draw:custom-shape draw:style-name="gr84" draw:text-style-name="P51" xml:id="id63" draw:id="id63" draw:layer="layout" svg:width="6.6cm" svg:height="3.8cm" svg:x="32.8cm" svg:y="23.3cm">
          <text:p text:style-name="P50"><text:span text:style-name="T17">read_data</text:span><text:span text:style-name="T12">(</text:span></text:p>
          <text:p text:style-name="P50"><text:span text:style-name="T12">args.s,</text:span></text:p>
          <text:p text:style-name="P50"><text:span text:style-name="T12">args.f)</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svg:x1="29cm" svg:y1="15.8cm" svg:x2="36.1cm" svg:y2="23.3cm" draw:start-shape="id58" draw:start-glue-point="9" draw:end-shape="id63" draw:end-glue-point="4" svg:d="M29000 15800h7100v7500" svg:viewBox="0 0 7101 7501">
          <text:p/>
        </draw:connector>
        <draw:custom-shape draw:style-name="gr85" draw:text-style-name="P38" xml:id="id64" draw:id="id64" draw:layer="layout" svg:width="7.8cm" svg:height="3.6cm" svg:x="32.2cm" svg:y="29.8cm">
          <text:p text:style-name="P35"><text:span text:style-name="T13">indBB[ ]</text:span></text:p>
          <text:p text:style-name="P35"><text:span text:style-name="T13">map_OVrCSU[ ]</text:span></text:p>
          <text:p text:style-name="P35"><text:span text:style-name="T13">pdb_data[ ]</text:span></text:p>
          <text:p text:style-name="P35"><text:span text:style-name="T13">pdb_chain_id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1cm" svg:y1="27.1cm" svg:x2="36.1cm" svg:y2="29.8cm" draw:start-shape="id63" draw:start-glue-point="6" draw:end-shape="id64" draw:end-glue-point="5" svg:d="M36100 27100v2700" svg:viewBox="0 0 1 2701">
          <text:p/>
        </draw:connector>
        <draw:custom-shape draw:style-name="gr86" draw:text-style-name="P54" xml:id="id65" draw:id="id65" draw:layer="layout" svg:width="7.802cm" svg:height="8.4cm" svg:x="19.7cm" svg:y="27.4cm">
          <text:p text:style-name="P50"><text:span text:style-name="T17">get_go</text:span><text:span text:style-name="T12">(</text:span></text:p>
          <text:p text:style-name="P50"><text:span text:style-name="T12">indBB,</text:span></text:p>
          <text:p text:style-name="P50"><text:span text:style-name="T12">map_OVrCSU,</text:span></text:p>
          <text:p text:style-name="P50"><text:span text:style-name="T12">cutoff_short,</text:span></text:p>
          <text:p text:style-name="P50"><text:span text:style-name="T12">cutoff_long,</text:span></text:p>
          <text:p text:style-name="P50"><text:span text:style-name="T12">go_eps_intra</text:span><text:span text:style-name="T23">,</text:span></text:p>
          <text:p text:style-name="P50"><text:span text:style-name="T23">seqDist,</text:span></text:p>
          <text:p text:style-name="P50"><text:span text:style-name="T23">args.missres</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2.98cm" svg:y1="31.6cm" svg:x2="27.502cm" svg:y2="31.6cm" draw:start-shape="id64" draw:start-glue-point="6" draw:end-shape="id65" draw:end-glue-point="7" svg:d="M32980 31600h-5478" svg:viewBox="0 0 5479 1">
          <text:p/>
        </draw:connector>
        <draw:connector draw:style-name="gr25" draw:text-style-name="P37" draw:layer="layout" svg:x1="11.3cm" svg:y1="29cm" svg:x2="19.7cm" svg:y2="31.6cm" draw:start-shape="id62" draw:start-glue-point="8" draw:end-shape="id65" draw:end-glue-point="5" svg:d="M11300 29000v2600h8400" svg:viewBox="0 0 8401 2601">
          <text:p/>
        </draw:connector>
        <draw:connector draw:style-name="gr80" draw:text-style-name="P37" draw:layer="layout" svg:x1="23.6cm" svg:y1="21cm" svg:x2="23.601cm" svg:y2="27.4cm" draw:start-shape="id58" draw:start-glue-point="7" draw:end-shape="id65" draw:end-glue-point="4" svg:d="M23600 21000v3201h1v3199" svg:viewBox="0 0 2 6401">
          <text:p/>
        </draw:connector>
        <draw:custom-shape draw:style-name="gr87" draw:text-style-name="P56" xml:id="id66" draw:id="id66" draw:layer="layout" svg:width="7.2cm" svg:height="2.4cm" svg:x="20cm" svg:y="39.2cm">
          <text:p text:style-name="P55"><text:span text:style-name="T18">sym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23.601cm" svg:y1="35.8cm" svg:x2="23.6cm" svg:y2="39.2cm" draw:start-shape="id65" draw:start-glue-point="6" draw:end-shape="id66" draw:end-glue-point="5" svg:d="M23601 35800v1701h-1v1699" svg:viewBox="0 0 2 3401">
          <text:p/>
        </draw:connector>
        <draw:custom-shape draw:style-name="gr88" draw:text-style-name="P51" xml:id="id67" draw:id="id67" draw:layer="layout" svg:width="8.202cm" svg:height="6.5cm" svg:x="43.7cm" svg:y="27.2cm">
          <text:p text:style-name="P50"><text:span text:style-name="T17">assign_chain_ids</text:span><text:span text:style-name="T12">(</text:span></text:p>
          <text:p text:style-name="P50"><text:span text:style-name="T12">pdb_data,</text:span></text:p>
          <text:p text:style-name="P50"><text:span text:style-name="T23">bb_cutoff,</text:span></text:p>
          <text:p text:style-name="P50"><text:span text:style-name="T23">pdb_chain_ids,</text:span></text:p>
          <text:p text:style-name="P50"><text:span text:style-name="T23">args.chain_sort,</text:span></text:p>
          <text:p text:style-name="P50"><text:span text:style-name="T23">args.chain_file</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39.206cm" svg:y1="31.6cm" svg:x2="43.7cm" svg:y2="30.45cm" draw:start-shape="id64" draw:start-glue-point="9" draw:end-shape="id67" draw:end-glue-point="5" svg:d="M39206 31600h2645v-1150h1849" svg:viewBox="0 0 4495 1151">
          <text:p/>
        </draw:connector>
        <draw:connector draw:style-name="gr80" draw:text-style-name="P37" draw:layer="layout" svg:x1="29cm" svg:y1="15.8cm" svg:x2="47.801cm" svg:y2="27.2cm" draw:start-shape="id58" draw:start-glue-point="9" draw:end-shape="id67" draw:end-glue-point="4" svg:d="M29000 15800h18801v11400" svg:viewBox="0 0 18802 11401">
          <text:p/>
        </draw:connector>
        <draw:custom-shape draw:style-name="gr89" draw:text-style-name="P38" xml:id="id68" draw:id="id68" draw:layer="layout" svg:width="11.2cm" svg:height="2.8cm" svg:x="42.2cm" svg:y="35.3cm">
          <text:p text:style-name="P35"><text:span text:style-name="T24">system_pdb_data[ ]</text:span></text:p>
          <text:p text:style-name="P35"><text:span text:style-name="T13">= 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47.801cm" svg:y1="33.7cm" svg:x2="47.8cm" svg:y2="35.3cm" draw:start-shape="id67" draw:start-glue-point="6" draw:end-shape="id68" draw:end-glue-point="5" svg:d="M47801 33700v800h-1v800" svg:viewBox="0 0 2 1601">
          <text:p/>
        </draw:connector>
        <draw:custom-shape draw:style-name="gr90" draw:text-style-name="P51" xml:id="id69" draw:id="id69" draw:layer="layout" svg:width="8.202cm" svg:height="4.2cm" svg:x="32.3cm" svg:y="42.8cm">
          <text:p text:style-name="P50"><text:span text:style-name="T17">sym_pair_sort</text:span><text:span text:style-name="T12">(</text:span></text:p>
          <text:p text:style-name="P50"><text:span text:style-name="T12">sym_pairs,</text:span></text:p>
          <text:p text:style-name="P50"><text:span text:style-name="T23">out_pdb</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6.467cm" svg:y1="40.4cm" svg:x2="36.401cm" svg:y2="42.8cm" draw:start-shape="id66" draw:start-glue-point="9" draw:end-shape="id69" draw:end-glue-point="4" svg:d="M26467 40400h9934v2400" svg:viewBox="0 0 9935 2401">
          <text:p/>
        </draw:connector>
        <draw:connector draw:style-name="gr25" draw:text-style-name="P37" draw:layer="layout" svg:x1="46.659cm" svg:y1="38.1cm" svg:x2="36.401cm" svg:y2="42.8cm" draw:start-shape="id68" draw:start-glue-point="7" draw:end-shape="id69" draw:end-glue-point="4" svg:d="M46659 38100v2351h-10258v2349" svg:viewBox="0 0 10259 4701">
          <text:p/>
        </draw:connector>
        <draw:custom-shape draw:style-name="gr91" draw:text-style-name="P38" xml:id="id70" draw:id="id70" draw:layer="layout" svg:width="8.4cm" svg:height="4.2cm" svg:x="32.2cm" svg:y="50cm">
          <text:p text:style-name="P35"><text:span text:style-name="T13">sym_pairs_intra[ ]</text:span></text:p>
          <text:p text:style-name="P35"><text:span text:style-name="T13">sym_pairs_inter[ ]</text:span></text:p>
          <text:p text:style-name="P35"><text:span text:style-name="T13">resnr_intra[ ]</text:span></text:p>
          <text:p text:style-name="P35"><text:span text:style-name="T13">resnr_inter[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6.401cm" svg:y1="47cm" svg:x2="36.4cm" svg:y2="50cm" draw:start-shape="id69" draw:start-glue-point="6" draw:end-shape="id70" draw:end-glue-point="5" svg:d="M36401 47000v1501h-1v1499" svg:viewBox="0 0 2 3001">
          <text:p/>
        </draw:connector>
        <draw:custom-shape draw:style-name="gr92" draw:text-style-name="P51" xml:id="id71" draw:id="id71" draw:layer="layout" svg:width="8.202cm" svg:height="5.8cm" svg:x="32.298cm" svg:y="57.6cm">
          <text:p text:style-name="P50"><text:span text:style-name="T25">update_pdb</text:span><text:span text:style-name="T23">(</text:span></text:p>
          <text:p text:style-name="P50"><text:span text:style-name="T23">args.moltype</text:span><text:span text:style-name="T12">,</text:span></text:p>
          <text:p text:style-name="P50"><text:span text:style-name="T23">out_pdb,</text:span></text:p>
          <text:p text:style-name="P50"><text:span text:style-name="T23">resnr_intra,</text:span></text:p>
          <text:p text:style-name="P50"><text:span text:style-name="T23">resnr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80" draw:text-style-name="P37" draw:layer="layout" draw:line-skew="13.481cm" svg:x1="29cm" svg:y1="15.8cm" svg:x2="40.5cm" svg:y2="60.5cm" draw:start-shape="id58" draw:start-glue-point="9" draw:end-shape="id71" draw:end-glue-point="7" svg:d="M29000 15800h25500v44700h-14000" svg:viewBox="0 0 25501 44701">
          <text:p/>
        </draw:connector>
        <draw:connector draw:style-name="gr25" draw:text-style-name="P37" draw:layer="layout" svg:x1="36.4cm" svg:y1="54.2cm" svg:x2="36.399cm" svg:y2="57.6cm" draw:start-shape="id70" draw:start-glue-point="8" draw:end-shape="id71" draw:end-glue-point="4" svg:d="M36400 54200v1701h-1v1699" svg:viewBox="0 0 2 3401">
          <text:p/>
        </draw:connector>
        <draw:connector draw:style-name="gr25" draw:text-style-name="P37" draw:layer="layout" svg:x1="47.8cm" svg:y1="38.1cm" svg:x2="40.5cm" svg:y2="60.5cm" draw:start-shape="id68" draw:start-glue-point="8" draw:end-shape="id71" draw:end-glue-point="7" svg:d="M47800 38100v22400h-7300" svg:viewBox="0 0 7301 22401">
          <text:p/>
        </draw:connector>
        <draw:custom-shape draw:style-name="gr91" draw:text-style-name="P38" xml:id="id72" draw:id="id72" draw:layer="layout" svg:width="8.4cm" svg:height="4.2cm" svg:x="19.9cm" svg:y="58.4cm">
          <text:p text:style-name="P35"><text:span text:style-name="T13">vwb_excl[ ]</text:span></text:p>
          <text:p text:style-name="P41"><text:span text:style-name="T13">vwc_excl[ ]</text:span></text:p>
          <text:p text:style-name="P41"><text:span text:style-name="T13">vwd_excl[ ]</text:span></text:p>
          <text:p text:style-name="P35"><text:span text:style-name="T13">virtual_sites[ ]</text:span></text:p>
          <text:p text:style-name="P35"><text:span text:style-name="T13">upd_out_pdb[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32.298cm" svg:y1="60.5cm" svg:x2="27.445cm" svg:y2="60.5cm" draw:start-shape="id71" draw:start-glue-point="5" draw:end-shape="id72" draw:end-glue-point="9" svg:d="M32298 60500h-4853" svg:viewBox="0 0 4854 1">
          <text:p/>
        </draw:connector>
        <draw:custom-shape draw:style-name="gr93" draw:text-style-name="P57" xml:id="id73" draw:id="id73" draw:layer="layout" svg:width="8.2cm" svg:height="2cm" svg:x="32.3cm" svg:y="65.8cm">
          <text:p text:style-name="P35"><text:span text:style-name="T13">(file_pref)_cg_go.pd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37" draw:layer="layout" svg:x1="36.399cm" svg:y1="63.4cm" svg:x2="36.4cm" svg:y2="65.8cm" draw:start-shape="id71" draw:start-glue-point="6" draw:end-shape="id73" draw:end-glue-point="4" svg:d="M36399 63400v1209h1v1191" svg:viewBox="0 0 2 2401">
          <text:p/>
        </draw:connector>
        <draw:custom-shape draw:style-name="gr92" draw:text-style-name="P51" xml:id="id74" draw:id="id74" draw:layer="layout" svg:width="8.202cm" svg:height="5.8cm" svg:x="5.6cm" svg:y="57.6cm">
          <text:p text:style-name="P50"><text:span text:style-name="T25">get_exclusions</text:span><text:span text:style-name="T12">(</text:span></text:p>
          <text:p text:style-name="P50"><text:span text:style-name="T23">vwb_excl,</text:span></text:p>
          <text:p text:style-name="P50"><text:span text:style-name="T23">vwc_excl,</text:span></text:p>
          <text:p text:style-name="P50"><text:span text:style-name="T23">vwd_excl,</text:span></text:p>
          <text:p text:style-name="P50"><text:span text:style-name="T23">sym_pairs_intra,</text:span></text:p>
          <text:p text:style-name="P50"><text:span text:style-name="T23">sym_pairs_inter</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onnector draw:style-name="gr25" draw:text-style-name="P37" draw:layer="layout" svg:x1="20.74cm" svg:y1="60.5cm" svg:x2="13.802cm" svg:y2="60.5cm" draw:start-shape="id72" draw:start-glue-point="6" draw:end-shape="id74" draw:end-glue-point="7" svg:d="M20740 60500h-6938" svg:viewBox="0 0 6939 1">
          <text:p/>
        </draw:connector>
        <draw:connector draw:style-name="gr25" draw:text-style-name="P37" draw:layer="layout" svg:x1="33.04cm" svg:y1="52.1cm" svg:x2="9.701cm" svg:y2="57.6cm" draw:start-shape="id70" draw:start-glue-point="6" draw:end-shape="id74" draw:end-glue-point="4" svg:d="M33040 52100h-23339v5500" svg:viewBox="0 0 23340 5501">
          <text:p/>
        </draw:connector>
        <draw:custom-shape draw:style-name="gr91" draw:text-style-name="P38" xml:id="id75" draw:id="id75" draw:layer="layout" svg:width="8.4cm" svg:height="4.2cm" svg:x="12.7cm" svg:y="64.7cm">
          <text:p text:style-name="P35"><text:span text:style-name="T13">excl_b[ ]</text:span></text:p>
          <text:p text:style-name="P41"><text:span text:style-name="T13">excl_c[ ]</text:span></text:p>
          <text:p text:style-name="P41"><text:span text:style-name="T13">excl_d[ ]</text:span></text:p>
          <text:p text:style-name="P35"><text:span text:style-name="T13">intra_pairs[ ]</text:span></text:p>
          <text:p text:style-name="P41"><text:span text:style-name="T13">inter_pairs[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5" draw:text-style-name="P37" draw:layer="layout" svg:x1="9.701cm" svg:y1="63.4cm" svg:x2="13.54cm" svg:y2="66.8cm" draw:start-shape="id74" draw:start-glue-point="6" draw:end-shape="id75" draw:end-glue-point="6" svg:d="M9701 63400v3400h3839" svg:viewBox="0 0 3840 3401">
          <text:p/>
        </draw:connector>
        <draw:custom-shape draw:style-name="gr94" draw:text-style-name="P51" xml:id="id76" draw:id="id76" draw:layer="layout" svg:width="14.6cm" svg:height="11cm" svg:x="16.8cm" svg:y="71.6cm">
          <text:p text:style-name="P50"><text:span text:style-name="T25">write_include_files</text:span><text:span text:style-name="T12">(</text:span></text:p>
          <text:p text:style-name="P58"><text:span text:style-name="T23">args.moltype</text:span><text:span text:style-name="T12">,</text:span></text:p>
          <text:p text:style-name="P50"><text:span text:style-name="T23">missAt, args.missres,</text:span></text:p>
          <text:p text:style-name="P50"><text:span text:style-name="T23">args.go_eps_intra, args.go_eps_inter,</text:span></text:p>
          <text:p text:style-name="P50"><text:span text:style-name="T23">c6c12,</text:span></text:p>
          <text:p text:style-name="P50"><text:span text:style-name="T23">sym_pairs_intra, sym_pairs_inter</text:span></text:p>
          <text:p text:style-name="P50"><text:span text:style-name="T23">excl_b, excl_c, excl_d,</text:span></text:p>
          <text:p text:style-name="P50"><text:span text:style-name="T23">intra_pairs, inter_pairs,</text:span></text:p>
          <text:p text:style-name="P50"><text:span text:style-name="T23">virtual_sites,</text:span></text:p>
          <text:p text:style-name="P50"><text:span text:style-name="T23">upd_out_pdb, fnames,</text:span></text:p>
          <text:p text:style-name="P50"><text:span text:style-name="T23">sigma_d, eps_d</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5" draw:text-style-name="P53" xml:id="id77" draw:id="id77" draw:layer="layout" svg:width="13.4cm" svg:height="9.8cm" svg:x="34.3cm" svg:y="72.2cm">
          <text:p text:style-name="P52"><text:span text:style-name="T13">(file_pref)_atomtypes_go.itp</text:span></text:p>
          <text:p text:style-name="P59"><text:span text:style-name="T13">atomtypes_go.itp</text:span></text:p>
          <text:p text:style-name="P59"><text:span text:style-name="T13">(file_pref)_nonbond_params_go.itp</text:span></text:p>
          <text:p text:style-name="P59"><text:span text:style-name="T13">nonbond_params_go.itp</text:span></text:p>
          <text:p text:style-name="P59"><text:span text:style-name="T13">(file_pref)_atoms_go.itp</text:span></text:p>
          <text:p text:style-name="P59"><text:span text:style-name="T13">(file_pref)_virtual_sitesn_go.itp</text:span></text:p>
          <text:p text:style-name="P59"><text:span text:style-name="T13">(file_pref)_exclusions_go.itp</text:span></text:p>
          <text:p text:style-name="P59"><text:span text:style-name="T13">* (file_pref)_viz_go.itp</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25" draw:text-style-name="P37" draw:layer="layout" svg:x1="16.9cm" svg:y1="68.9cm" svg:x2="24.1cm" svg:y2="71.6cm" draw:start-shape="id75" draw:start-glue-point="8" draw:end-shape="id76" draw:end-glue-point="4" svg:d="M16900 68900v1351h7200v1349" svg:viewBox="0 0 7201 2701">
          <text:p/>
        </draw:connector>
        <draw:connector draw:style-name="gr25" draw:text-style-name="P37" draw:layer="layout" svg:x1="31.4cm" svg:y1="77.1cm" svg:x2="34.3cm" svg:y2="77.1cm" draw:start-shape="id76" draw:start-glue-point="7" draw:end-shape="id77" draw:end-glue-point="5" svg:d="M31400 77100h2900" svg:viewBox="0 0 2901 1">
          <text:p/>
        </draw:connector>
        <draw:connector draw:style-name="gr80" draw:text-style-name="P37" draw:layer="layout" draw:line-skew="-13.882cm" svg:x1="20.38cm" svg:y1="15.8cm" svg:x2="16.8cm" svg:y2="77.1cm" draw:start-shape="id58" draw:start-glue-point="6" draw:end-shape="id76" draw:end-glue-point="5" svg:d="M20380 15800h-17980v61300h14400" svg:viewBox="0 0 17981 61301">
          <text:p/>
        </draw:connector>
        <draw:connector draw:style-name="gr25" draw:text-style-name="P37" draw:layer="layout" draw:line-skew="-3.082cm" svg:x1="8.18cm" svg:y1="27.1cm" svg:x2="16.8cm" svg:y2="77.1cm" draw:start-shape="id62" draw:start-glue-point="6" draw:end-shape="id76" draw:end-glue-point="5" svg:d="M8180 27100h-4380v50000h13000" svg:viewBox="0 0 13001 50001">
          <text:p/>
        </draw:connector>
        <draw:connector draw:style-name="gr25" draw:text-style-name="P37" draw:layer="layout" svg:x1="9.701cm" svg:y1="63.4cm" svg:x2="16.8cm" svg:y2="77.1cm" draw:start-shape="id74" draw:start-glue-point="6" draw:end-shape="id76" draw:end-glue-point="5" svg:d="M9701 63400v13700h7099" svg:viewBox="0 0 7100 13701">
          <text:p/>
        </draw:connector>
        <draw:connector draw:style-name="gr25" draw:text-style-name="P37" draw:layer="layout" svg:x1="24.1cm" svg:y1="62.6cm" svg:x2="24.1cm" svg:y2="71.6cm" draw:start-shape="id72" draw:start-glue-point="8" draw:end-shape="id76" draw:end-glue-point="4" svg:d="M24100 62600v9000" svg:viewBox="0 0 1 9001">
          <text:p/>
        </draw:connector>
        <draw:connector draw:style-name="gr80" draw:text-style-name="P37" draw:layer="layout" svg:x1="10.3cm" svg:y1="8.6cm" svg:x2="13.8cm" svg:y2="8.6cm" draw:start-shape="id78" draw:start-glue-point="7" draw:end-shape="id57" draw:end-glue-point="5" svg:d="M10300 8600h3500" svg:viewBox="0 0 3501 1">
          <text:p/>
        </draw:connector>
        <draw:custom-shape draw:style-name="gr96" draw:text-style-name="P51" xml:id="id80" draw:id="id80" draw:layer="layout" svg:width="12cm" svg:height="5.8cm" svg:x="16cm" svg:y="44.8cm">
          <text:p text:style-name="P50"><text:span text:style-name="T25">get_bb_pair_sigma_epsilon</text:span><text:span text:style-name="T12">(</text:span></text:p>
          <text:p text:style-name="P50"><text:span text:style-name="T23">args.i,</text:span></text:p>
          <text:p text:style-name="P50"><text:span text:style-name="T23">args.nb,</text:span></text:p>
          <text:p text:style-name="P50"><text:span text:style-name="T23">sym_pairs_inter,</text:span></text:p>
          <text:p text:style-name="P50"><text:span text:style-name="T23">missAt</text:span><text:span text:style-name="T12">)</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97" draw:text-style-name="P38" xml:id="id79" draw:id="id79" draw:layer="layout" svg:width="7.2cm" svg:height="2.8cm" svg:x="7.2cm" svg:y="46.3cm">
          <text:p text:style-name="P35"><text:span text:style-name="T13">sigma_d[ ]</text:span></text:p>
          <text:p text:style-name="P41"><text:span text:style-name="T13">eps_d[ ]</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44" draw:text-style-name="P30" draw:layer="layout" draw:line-skew="-2.082cm" svg:x1="7.92cm" svg:y1="47.7cm" svg:x2="16.8cm" svg:y2="77.1cm" draw:start-shape="id79" draw:start-glue-point="6" draw:end-shape="id76" draw:end-glue-point="5" svg:d="M7920 47700h-3320v29400h12200" svg:viewBox="0 0 12201 29401">
          <text:p/>
        </draw:connector>
        <draw:connector draw:style-name="gr25" draw:text-style-name="P37" draw:layer="layout" svg:x1="16cm" svg:y1="47.7cm" svg:x2="13.667cm" svg:y2="47.7cm" draw:start-shape="id80" draw:start-glue-point="5" draw:end-shape="id79" draw:end-glue-point="9" svg:d="M16000 47700h-2333" svg:viewBox="0 0 2334 1">
          <text:p/>
        </draw:connector>
        <draw:connector draw:style-name="gr25" draw:text-style-name="P37" draw:layer="layout" svg:x1="33.04cm" svg:y1="52.1cm" svg:x2="28cm" svg:y2="47.7cm" draw:start-shape="id70" draw:start-glue-point="6" draw:end-shape="id80" draw:end-glue-point="7" svg:d="M33040 52100h-2939v-4400h-2101" svg:viewBox="0 0 5041 4401">
          <text:p/>
        </draw:connector>
        <draw:connector draw:style-name="gr80" draw:text-style-name="P37" draw:layer="layout" draw:line-skew="-13.582cm 10.099cm" svg:x1="20.38cm" svg:y1="15.8cm" svg:x2="22cm" svg:y2="44.8cm" draw:start-shape="id58" draw:start-glue-point="6" draw:end-shape="id80" draw:end-glue-point="4" svg:d="M20380 15800h-15180v27200h16800v1800" svg:viewBox="0 0 16801 29001">
          <text:p/>
        </draw:connector>
        <presentation:notes draw:style-name="dp2">
          <draw:page-thumbnail draw:style-name="gr46" draw:layer="layout" svg:width="19.798cm" svg:height="11.136cm" svg:x="0.6cm" svg:y="2.257cm" draw:page-number="3" presentation:class="page"/>
          <draw:frame presentation:style-name="pr2" draw:text-style-name="P3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draw:stroke="solid" svg:stroke-width="0.081cm" svg:stroke-color="#355269" draw:marker-start-width="0.2cm" draw:marker-start-center="false" draw:marker-end-width="0.2cm" draw:marker-end-center="false" svg:stroke-opacity="100%" draw:stroke-linejoin="round" svg:stroke-linecap="butt" draw:fill="none" draw:fill-color="#ffffff" draw:secondary-fill-color="#729fcf" draw:fill-gradient-name="Shapes"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3.6cm" fo:min-width="5.2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utlined_20_Blue" style:display-name="Outlined Blu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fo:color="#355269" style:text-outline="false" style:text-line-through-style="none" style:text-line-through-type="none" style:text-position="0% 100%" style:font-name="Liberation Sans" fo:font-family="'Liberation Sans'" style:font-family-generic="roman" style:font-pitch="variable" fo:font-size="14pt" fo:letter-spacing="normal" fo:language="en" fo:country="GB" fo:font-style="normal" fo:text-shadow="none" style:text-underline-style="none" fo:font-weight="bold"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2_20704_5f_blue_5f_no_5f_fill" style:display-name="220704_blue_no_fill" style:family="graphic" style:parent-style-name="Outlined_20_Blu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6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6.8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084cm" fo:margin-bottom="0cm" fo:text-indent="0cm"/>
      <style:text-properties fo:font-size="146pt" style:font-size-asian="28pt" style:font-size-complex="28pt"/>
    </style:style>
    <style:style style:name="Default-outline3" style:family="presentation" style:parent-style-name="Default-outline2">
      <style:paragraph-properties fo:margin-left="0cm" fo:margin-right="0cm" fo:margin-top="1.562cm" fo:margin-bottom="0cm" fo:text-indent="0cm"/>
      <style:text-properties fo:font-size="125.199996948242pt" style:font-size-asian="24pt" style:font-size-complex="24pt"/>
    </style:style>
    <style:style style:name="Default-outline4" style:family="presentation" style:parent-style-name="Default-outline3">
      <style:paragraph-properties fo:margin-left="0cm" fo:margin-right="0cm" fo:margin-top="1.041cm" fo:margin-bottom="0cm" fo:text-indent="0cm"/>
      <style:text-properties fo:font-size="104.300003051758pt" style:font-size-asian="20pt" style:font-size-complex="20pt"/>
    </style:style>
    <style:style style:name="Default-outline5" style:family="presentation" style:parent-style-name="Default-outline4">
      <style:paragraph-properties fo:margin-left="0cm" fo:margin-right="0cm" fo:margin-top="0.52cm" fo:margin-bottom="0cm" fo:text-indent="0cm"/>
      <style:text-properties fo:font-size="104.300003051758pt" style:font-size-asian="20pt" style:font-size-complex="20pt"/>
    </style:style>
    <style:style style:name="Default-outline6" style:family="presentation" style:parent-style-name="Default-outline5">
      <style:paragraph-properties fo:margin-left="0cm" fo:margin-right="0cm" fo:margin-top="0.52cm" fo:margin-bottom="0cm" fo:text-indent="0cm"/>
      <style:text-properties fo:font-size="104.300003051758pt" style:font-size-asian="20pt" style:font-size-complex="20pt"/>
    </style:style>
    <style:style style:name="Default-outline7" style:family="presentation" style:parent-style-name="Default-outline6">
      <style:paragraph-properties fo:margin-left="0cm" fo:margin-right="0cm" fo:margin-top="0.52cm" fo:margin-bottom="0cm" fo:text-indent="0cm"/>
      <style:text-properties fo:font-size="104.300003051758pt" style:font-size-asian="20pt" style:font-size-complex="20pt"/>
    </style:style>
    <style:style style:name="Default-outline8" style:family="presentation" style:parent-style-name="Default-outline7">
      <style:paragraph-properties fo:margin-left="0cm" fo:margin-right="0cm" fo:margin-top="0.52cm" fo:margin-bottom="0cm" fo:text-indent="0cm"/>
      <style:text-properties fo:font-size="104.300003051758pt" style:font-size-asian="20pt" style:font-size-complex="20pt"/>
    </style:style>
    <style:style style:name="Default-outline9" style:family="presentation" style:parent-style-name="Default-outline8">
      <style:paragraph-properties fo:margin-left="0cm" fo:margin-right="0cm" fo:margin-top="0.52cm" fo:margin-bottom="0cm" fo:text-indent="0cm"/>
      <style:text-properties fo:font-size="104.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9.30000305175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3cm" svg:x="3.87cm" svg:y="4.274cm" presentation:class="title" presentation:placeholder="true">
        <draw:text-box/>
      </draw:frame>
      <draw:frame presentation:style-name="Default-outline1" draw:layer="backgroundobjects" svg:width="51.658cm" svg:height="47.613cm" svg:x="3.87cm" svg:y="20.207cm" presentation:class="outline" presentation:placeholder="true">
        <draw:text-box/>
      </draw:frame>
      <draw:frame presentation:style-name="Mpr1" draw:text-style-name="MP2" draw:layer="backgroundobjects" svg:width="13.373cm" svg:height="5.656cm" svg:x="3.87cm" svg:y="75.79cm" presentation:class="date-time">
        <draw:text-box>
          <text:p text:style-name="MP1"><text:span text:style-name="MT1"><presentation:date-time/></text:span></text:p>
        </draw:text-box>
      </draw:frame>
      <draw:frame presentation:style-name="Mpr1" draw:text-style-name="MP6" draw:layer="backgroundobjects" svg:width="18.194cm" svg:height="5.656cm" svg:x="20.629cm" svg:y="75.79cm" presentation:class="footer">
        <draw:text-box>
          <text:p text:style-name="MP5"><text:span text:style-name="MT1"><presentation:footer/></text:span></text:p>
        </draw:text-box>
      </draw:frame>
      <draw:frame presentation:style-name="Mpr1" draw:text-style-name="MP4" draw:layer="backgroundobjects" svg:width="13.373cm" svg:height="5.656cm" svg:x="42.155cm" svg:y="75.79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4T14:25:35.069281092</meta:creation-date>
    <dc:title>220704_flowchart</dc:title>
    <meta:editing-duration>P10DT13H12M25S</meta:editing-duration>
    <meta:editing-cycles>36</meta:editing-cycles>
    <meta:generator>LibreOffice/6.4.7.2$Linux_X86_64 LibreOffice_project/40$Build-2</meta:generator>
    <dc:date>2022-09-29T16:56:58.134096198</dc:date>
    <meta:document-statistic meta:object-count="276"/>
  </office:meta>
</office:document-meta>
</file>